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642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7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ener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rondas</text:p>
          </table:table-cell>
          <table:table-cell office:value-type="string" calcext:value-type="string">
            <text:p>daño hecho por enemigo</text:p>
          </table:table-cell>
          <table:table-cell office:value-type="string" calcext:value-type="string">
            <text:p>daño que necesita hacer el jugador</text:p>
          </table:table-cell>
          <table:table-cell office:value-type="string" calcext:value-type="string">
            <text:p>vida enemi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]*[.B$24]/2" office:value-type="float" office:value="4.125" calcext:value-type="float">
            <text:p>4,125</text:p>
          </table:table-cell>
          <table:table-cell table:formula="of:=[.B2]*[.$B$23]"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3]*[.B$24]/2" office:value-type="float" office:value="4.125" calcext:value-type="float">
            <text:p>4,125</text:p>
          </table:table-cell>
          <table:table-cell table:formula="of:=[.B3]*[.$B$23]"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*[.B$24]/2" office:value-type="float" office:value="5.5" calcext:value-type="float">
            <text:p>5,5</text:p>
          </table:table-cell>
          <table:table-cell table:formula="of:=[.B4]*[.$B$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5]*[.B$24]/2" office:value-type="float" office:value="5.5" calcext:value-type="float">
            <text:p>5,5</text:p>
          </table:table-cell>
          <table:table-cell table:formula="of:=[.B5]*[.$B$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6]*[.B$24]/2" office:value-type="float" office:value="6.875" calcext:value-type="float">
            <text:p>6,875</text:p>
          </table:table-cell>
          <table:table-cell table:formula="of:=[.B6]*[.$B$23]" office:value-type="float" office:value="8.75" calcext:value-type="float">
            <text:p>8,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7]*[.B$24]/2" office:value-type="float" office:value="8.25" calcext:value-type="float">
            <text:p>8,25</text:p>
          </table:table-cell>
          <table:table-cell table:formula="of:=[.B7]*[.$B$23]"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8]*[.B$24]/2" office:value-type="float" office:value="9.625" calcext:value-type="float">
            <text:p>9,625</text:p>
          </table:table-cell>
          <table:table-cell table:formula="of:=[.B8]*[.$B$23]" office:value-type="float" office:value="12.25" calcext:value-type="float">
            <text:p>12,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7])" office:value-type="float" office:value="34.375" calcext:value-type="float">
            <text:p>34,375</text:p>
          </table:table-cell>
          <table:table-cell/>
          <table:table-cell office:value-type="string" calcext:value-type="string">
            <text:p>vida personaje inicial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untos iniciales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dan</text:p>
          </table:table-cell>
          <table:table-cell table:formula="of:=[.B14]-[.C10]" office:value-type="float" office:value="65.625" calcext:value-type="float">
            <text:p>65,62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tas jugable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ectos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dia ataque personaje</text:p>
          </table:table-cell>
          <table:table-cell table:formula="of:=AVERAGE([$cartas.B2:.B21])"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 ataque jugador</text:p>
          </table:table-cell>
          <table:table-cell table:formula="of:=AVERAGE([$respuestas.B2:.B21])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 tokens carta</text:p>
          </table:table-cell>
          <table:table-cell table:formula="of:=AVERAGE([$cartas.F2:.F20])" office:value-type="float" office:value="1.66666666666667" calcext:value-type="float">
            <text:p>1,6666666666666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tas usadas por rond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ño medio por ronda</text:p>
          </table:table-cell>
          <table:table-cell table:formula="of:=[.B27]*[.B23]" office:value-type="float" office:value="8.75" calcext:value-type="float">
            <text:p>8,75</text:p>
          </table:table-cell>
          <table:table-cell table:number-columns-repeated="5"/>
        </table:table-row>
      </table:table>
      <table:table table:name="cartas" table:style-name="ta1">
        <table:table-column table:style-name="co6" table:default-cell-style-name="ce2"/>
        <table:table-column table:style-name="co5" table:number-columns-repeated="5" table:default-cell-style-name="ce2"/>
        <table:table-column table:style-name="co7" table:default-cell-style-name="ce2"/>
        <table:table-column table:style-name="co5" table:number-columns-repeated="16377" table:default-cell-style-name="ce2"/>
        <table:table-row table:style-name="ro1">
          <table:table-cell table:style-name="Default" office:value-type="string" calcext:value-type="string">
            <text:p>carta</text:p>
          </table:table-cell>
          <table:table-cell table:style-name="Default" office:value-type="string" calcext:value-type="string">
            <text:p>daño</text:p>
          </table:table-cell>
          <table:table-cell table:style-name="Default" office:value-type="string" calcext:value-type="string">
            <text:p>trabajo</text:p>
          </table:table-cell>
          <table:table-cell table:style-name="Default" office:value-type="string" calcext:value-type="string">
            <text:p>físico</text:p>
          </table:table-cell>
          <table:table-cell table:style-name="Default" office:value-type="string" calcext:value-type="string">
            <text:p>relaciones</text:p>
          </table:table-cell>
          <table:table-cell table:style-name="Default" office:value-type="string" calcext:value-type="string">
            <text:p>tokens totales</text:p>
          </table:table-cell>
          <table:table-cell table:style-name="Default" office:value-type="string" calcext:value-type="string">
            <text:p>Daño – tokens (bajo)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eleas como una vaca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2:.E2])" office:value-type="float" office:value="1" calcext:value-type="float">
            <text:p>1</text:p>
          </table:table-cell>
          <table:table-cell table:formula="of:=ABS([.B2]-[.F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le gustas a nadie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3:.E3])" office:value-type="float" office:value="2" calcext:value-type="float">
            <text:p>2</text:p>
          </table:table-cell>
          <table:table-cell table:formula="of:=ABS([.B3]-[.F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es lo contrario al éxito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4:.E4])" office:value-type="float" office:value="1" calcext:value-type="float">
            <text:p>1</text:p>
          </table:table-cell>
          <table:table-cell table:formula="of:=ABS([.B4]-[.F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1">Tu belleza es lo equivalente</text:span> al cero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5:.E5])" office:value-type="float" office:value="1" calcext:value-type="float">
            <text:p>1</text:p>
          </table:table-cell>
          <table:table-cell table:formula="of:=ABS([.B5]-[.F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 te dicen “no es por ti, es por mi” es mentira. Es por ti.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6:.E6])" office:value-type="float" office:value="1" calcext:value-type="float">
            <text:p>1</text:p>
          </table:table-cell>
          <table:table-cell table:formula="of:=ABS([.B6]-[.F6])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 llamado McDonalds. Han hecho un mal semestre y quieren que vayas a cenar para que las finanzas cuadren.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7:.E7])" office:value-type="float" office:value="1" calcext:value-type="float">
            <text:p>1</text:p>
          </table:table-cell>
          <table:table-cell table:formula="of:=ABS([.B7]-[.F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¿Qué relación de parentesco tienen tus padres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8:.E8])" office:value-type="float" office:value="2" calcext:value-type="float">
            <text:p>2</text:p>
          </table:table-cell>
          <table:table-cell table:formula="of:=ABS([.B8]-[.F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esperaba nada de ti, y aun así has conseguido decepcionarme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:.E9])" office:value-type="float" office:value="2" calcext:value-type="float">
            <text:p>2</text:p>
          </table:table-cell>
          <table:table-cell table:formula="of:=ABS([.B9]-[.F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vales para nada. No en serio, PARA NADA.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0:.E10])" office:value-type="float" office:value="3" calcext:value-type="float">
            <text:p>3</text:p>
          </table:table-cell>
          <table:table-cell table:formula="of:=ABS([.B10]-[.F10]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 estuviera en una isla desierta y te necesitase para procrear, se extinguiría la vida en el planeta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11:.E11])" office:value-type="float" office:value="2" calcext:value-type="float">
            <text:p>2</text:p>
          </table:table-cell>
          <table:table-cell table:formula="of:=ABS([.B11]-[.F1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Si tener un amigo es tener un tesoro, contigo tengo una deuda.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formula="of:=SUM([.C12:.E12])" office:value-type="float" office:value="2" calcext:value-type="float">
            <text:p>2</text:p>
          </table:table-cell>
          <table:table-cell table:formula="of:=ABS([.B12]-[.F12])" office:value-type="float" office:value="0" calcext:value-type="float">
            <text:p>0</text:p>
          </table:table-cell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En tu caso, cualquier despido es procedente.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SUM([.C13:.E13])" office:value-type="float" office:value="2" calcext:value-type="float">
            <text:p>2</text:p>
          </table:table-cell>
          <table:table-cell table:formula="of:=ABS([.B13]-[.F13])" office:value-type="float" office:value="1" calcext:value-type="float">
            <text:p>1</text:p>
          </table:table-cell>
          <table:table-cell table:style-name="Default" table:number-columns-repeated="16377"/>
        </table:table-row>
      </table:table>
      <table:table table:name="respuestas" table:style-name="ta1">
        <table:table-column table:style-name="co8" table:default-cell-style-name="ce2"/>
        <table:table-column table:style-name="co5" table:number-columns-repeated="16383" table:default-cell-style-name="ce2"/>
        <table:table-row table:style-name="ro1">
          <table:table-cell table:style-name="Default" office:value-type="string" calcext:value-type="string">
            <text:p>Respuesta</text:p>
          </table:table-cell>
          <table:table-cell table:style-name="Default" office:value-type="string" calcext:value-type="string">
            <text:p>Daño</text:p>
          </table:table-cell>
          <table:table-cell table:style-name="Default" office:value-type="string" calcext:value-type="string">
            <text:p>trabajo</text:p>
          </table:table-cell>
          <table:table-cell table:style-name="Default" office:value-type="string" calcext:value-type="string">
            <text:p>físico</text:p>
          </table:table-cell>
          <table:table-cell table:style-name="Default" office:value-type="string" calcext:value-type="string">
            <text:p>relaciones</text:p>
          </table:table-cell>
          <table:table-cell table:style-name="Default" office:value-type="string" calcext:value-type="string">
            <text:p>total tokens</text:p>
          </table:table-cell>
          <table:table-cell table:style-name="Default" office:value-type="string" calcext:value-type="string">
            <text:p>Tokens – daño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Yo me ducho para ir al trabajo. ¿Y tú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C2:.E2])" office:value-type="float" office:value="1" calcext:value-type="float">
            <text:p>1</text:p>
          </table:table-cell>
          <table:table-cell table:formula="of:=[.F2]-[.B2]" office:value-type="float" office:value="0" calcext:value-type="float">
            <text:p>0</text:p>
          </table:table-cell>
          <table:table-cell table:number-columns-repeated="4"/>
          <table:table-cell table:formula="of:=SUM([.I2:.K2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2:.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2:.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2:.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2:.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2:.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2:.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2:.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2:.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2:.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2:.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2:.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2:.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2:.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2:.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2:.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2:.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2:.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2:.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2:.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2:.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2:.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2:.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2:.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2:.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2:.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2:.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2:.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2:.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2:.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2:.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2:.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2:.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2:.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2:.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2:.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2:.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2:.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2:.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2:.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2:.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2:.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2:.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2:.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2:.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2:.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2:.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2:.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2:.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2:.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2:.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2:.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2:.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2:.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2:.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2:.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2:.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2:.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2:.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2:.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2:.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2:.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2:.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2:.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2:.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2:.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2:.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2:.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2:.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2:.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2:.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2:.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2:.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2:.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2:.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2:.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2:.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2:.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2:.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2:.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2:.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2:.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2:.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2:.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2:.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2:.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2:.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2:.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2:.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2:.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2:.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2:.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2:.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2:.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2:.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2:.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2:.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2:.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2:.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2:.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2:.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2:.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2:.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2:.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I2:.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O2:.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U2:.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A2:.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G2:.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M2:.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S2:.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Y2:.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E2:.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K2:.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Q2:.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W2:.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C2:.A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I2:.A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O2:.A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U2:.A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A2:.A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G2:.A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M2:.A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S2:.A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Y2:.A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E2:.A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K2:.A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Q2:.A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W2:.A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C2:.A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I2:.A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O2:.A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U2:.A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A2:.A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G2:.A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M2:.A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S2:.A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Y2:.A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E2:.A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K2:.A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Q2:.A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W2:.A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C2:.A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I2:.A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O2:.A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U2:.A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A2:.A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G2:.A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M2:.A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S2:.A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Y2:.A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E2:.A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K2:.A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Q2:.A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W2:.A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C2:.A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I2:.A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O2:.A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U2:.A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A2:.A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G2:.A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M2:.A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S2:.A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Y2:.A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E2:.A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K2:.A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Q2:.A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W2:.A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C2:.A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I2:.A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O2:.A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U2:.A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A2:.A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G2:.A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M2:.A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S2:.A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Y2:.A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E2:.A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K2:.A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Q2:.A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W2:.A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C2:.A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I2:.A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O2:.A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U2:.A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A2:.A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G2:.A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M2:.A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S2:.A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Y2:.A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E2:.A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K2:.A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Q2:.A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W2:.A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C2:.A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I2:.A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O2:.A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U2:.A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A2:.A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G2:.A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M2:.A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S2:.A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Y2:.A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E2:.A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K2:.A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Q2:.A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W2:.A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C2:.A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I2:.A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O2:.A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U2:.A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A2:.A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G2:.A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M2:.A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S2:.A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Y2:.A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E2:.A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K2:.A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Q2:.A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W2:.A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C2:.A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I2:.A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O2:.A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U2:.A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A2:.A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G2:.A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M2:.A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S2:.A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Y2:.B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E2:.B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K2:.B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Q2:.B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W2:.B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C2:.B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I2:.B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O2:.B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U2:.B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A2:.B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G2:.B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M2:.B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S2:.B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Y2:.B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E2:.B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K2:.B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Q2:.B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W2:.B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C2:.B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I2:.B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O2:.B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U2:.B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A2:.B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G2:.B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M2:.B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S2:.B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Y2:.B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E2:.B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K2:.B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Q2:.B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W2:.B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C2:.B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I2:.B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O2:.B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U2:.B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A2:.B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G2:.B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M2:.B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S2:.B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Y2:.B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E2:.B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K2:.B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Q2:.B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W2:.B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C2:.B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I2:.B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O2:.B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U2:.B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A2:.B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G2:.B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M2:.B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S2:.B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Y2:.B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E2:.B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K2:.B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Q2:.B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W2:.B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C2:.B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I2:.B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O2:.B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U2:.B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A2:.B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G2:.B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M2:.B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S2:.B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Y2:.B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E2:.B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K2:.B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Q2:.B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W2:.B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C2:.B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I2:.B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O2:.B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U2:.B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A2:.B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G2:.B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M2:.B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S2:.B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Y2:.B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E2:.B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K2:.B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Q2:.B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W2:.B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C2:.B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I2:.B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O2:.B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U2:.B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A2:.B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G2:.B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M2:.B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S2:.B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Y2:.B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E2:.B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K2:.B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Q2:.B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W2:.B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C2:.B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I2:.B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O2:.B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U2:.B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A2:.B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G2:.B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M2:.B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S2:.B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Y2:.B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E2:.B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K2:.B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Q2:.B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W2:.B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C2:.B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I2:.B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O2:.B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U2:.B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A2:.C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G2:.C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M2:.C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S2:.C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Y2:.C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E2:.C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K2:.C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Q2:.C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W2:.C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C2:.C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I2:.C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O2:.C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U2:.C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A2:.C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G2:.C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M2:.C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S2:.C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Y2:.C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E2:.C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K2:.C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Q2:.C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W2:.C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C2:.C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I2:.C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O2:.C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U2:.C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A2:.C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G2:.C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M2:.C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S2:.C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Y2:.C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E2:.C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K2:.C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Q2:.C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W2:.C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C2:.C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I2:.C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O2:.C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U2:.C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A2:.C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G2:.C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M2:.C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S2:.C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Y2:.C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E2:.C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K2:.C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Q2:.C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W2:.C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C2:.C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I2:.C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O2:.C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U2:.C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A2:.C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G2:.C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M2:.C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S2:.C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Y2:.C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E2:.C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K2:.C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Q2:.C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W2:.C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C2:.C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I2:.C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O2:.C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U2:.C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A2:.C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G2:.C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M2:.C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S2:.C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Y2:.C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E2:.C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K2:.C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Q2:.C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W2:.C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C2:.C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I2:.C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O2:.C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U2:.C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A2:.C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G2:.C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M2:.C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S2:.C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Y2:.C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E2:.C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K2:.C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Q2:.C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W2:.C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C2:.C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I2:.C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O2:.C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U2:.C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A2:.C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G2:.C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M2:.C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S2:.C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Y2:.C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E2:.C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K2:.C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Q2:.C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W2:.C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C2:.C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I2:.C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O2:.C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U2:.C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A2:.C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G2:.C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M2:.C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S2:.C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Y2:.C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E2:.C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K2:.C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Q2:.C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W2:.C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C2:.D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I2:.D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O2:.D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U2:.D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A2:.D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G2:.D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M2:.D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S2:.D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Y2:.D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E2:.D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K2:.D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Q2:.D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W2:.D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C2:.D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I2:.D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O2:.D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U2:.D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A2:.D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G2:.D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M2:.D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S2:.D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Y2:.D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E2:.D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K2:.D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Q2:.D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W2:.D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C2:.D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I2:.D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O2:.D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U2:.D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A2:.D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G2:.D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M2:.D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S2:.D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Y2:.D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E2:.D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K2:.D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Q2:.D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W2:.D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C2:.D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I2:.D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O2:.D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U2:.D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A2:.D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G2:.D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M2:.D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S2:.D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Y2:.D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E2:.D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K2:.D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Q2:.D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W2:.D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C2:.D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I2:.D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O2:.D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U2:.D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A2:.D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G2:.D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M2:.D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S2:.D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Y2:.D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E2:.D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K2:.D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Q2:.D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W2:.D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C2:.D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I2:.D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O2:.D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U2:.D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A2:.D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G2:.D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M2:.D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S2:.D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Y2:.D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E2:.D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K2:.D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Q2:.D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W2:.D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C2:.D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I2:.D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O2:.D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U2:.D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A2:.D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G2:.D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M2:.D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S2:.D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Y2:.D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E2:.D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K2:.D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Q2:.D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W2:.D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C2:.D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I2:.D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O2:.D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U2:.D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A2:.D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G2:.D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M2:.D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S2:.D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Y2:.D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E2:.D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K2:.D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Q2:.D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W2:.D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C2:.D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I2:.D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O2:.D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U2:.D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A2:.D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G2:.D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M2:.D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S2:.D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Y2:.E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E2:.E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K2:.E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Q2:.E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W2:.E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C2:.E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I2:.E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O2:.E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U2:.E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A2:.E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G2:.E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M2:.E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S2:.E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Y2:.E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E2:.E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K2:.E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Q2:.E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W2:.E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C2:.E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I2:.E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O2:.E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U2:.E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A2:.E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G2:.E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M2:.E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S2:.E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Y2:.E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E2:.E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K2:.E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Q2:.E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W2:.E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C2:.E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I2:.E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O2:.E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U2:.E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A2:.E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G2:.E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M2:.E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S2:.E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Y2:.E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E2:.E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K2:.E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Q2:.E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W2:.E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C2:.E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I2:.E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O2:.E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U2:.E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A2:.E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G2:.E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M2:.E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S2:.E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Y2:.E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E2:.E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K2:.E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Q2:.E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W2:.E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C2:.E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I2:.E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O2:.E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U2:.E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A2:.E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G2:.E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M2:.E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S2:.E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Y2:.E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E2:.E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K2:.E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Q2:.E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W2:.E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C2:.E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I2:.E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O2:.E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U2:.E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A2:.E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G2:.E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M2:.E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S2:.E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Y2:.E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E2:.E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K2:.E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Q2:.E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W2:.E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C2:.E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I2:.E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O2:.E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U2:.E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A2:.E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G2:.E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M2:.E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S2:.E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Y2:.E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E2:.E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K2:.E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Q2:.E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W2:.E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C2:.E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I2:.E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O2:.E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U2:.E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A2:.E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G2:.E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M2:.E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S2:.E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Y2:.E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E2:.E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K2:.E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Q2:.E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W2:.E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C2:.E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I2:.E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O2:.E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U2:.E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A2:.F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G2:.F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M2:.F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S2:.F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Y2:.F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E2:.F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K2:.F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Q2:.F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W2:.F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C2:.F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I2:.F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O2:.F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U2:.F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A2:.F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G2:.F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M2:.F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S2:.F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Y2:.F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E2:.F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K2:.F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Q2:.F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W2:.F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C2:.F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I2:.F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O2:.F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U2:.F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A2:.F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G2:.F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M2:.F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S2:.F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Y2:.F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E2:.F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K2:.F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Q2:.F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W2:.F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C2:.F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I2:.F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O2:.F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U2:.F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A2:.F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G2:.F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M2:.F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S2:.F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Y2:.F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E2:.F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K2:.F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Q2:.F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W2:.F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C2:.F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I2:.F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O2:.F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U2:.F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A2:.F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G2:.F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M2:.F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S2:.F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Y2:.F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E2:.F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K2:.F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Q2:.F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W2:.F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C2:.F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I2:.F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O2:.F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U2:.F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A2:.F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G2:.F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M2:.F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S2:.F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Y2:.F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E2:.F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K2:.F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Q2:.F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W2:.F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C2:.F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I2:.F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O2:.F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U2:.F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A2:.F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G2:.F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M2:.F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S2:.F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Y2:.F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E2:.F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K2:.F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Q2:.F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W2:.F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C2:.F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I2:.F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O2:.F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U2:.F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A2:.F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G2:.F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M2:.F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S2:.F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Y2:.F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E2:.F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K2:.F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Q2:.F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W2:.F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C2:.F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I2:.F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O2:.F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U2:.F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A2:.F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G2:.F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M2:.F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S2:.F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Y2:.F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E2:.F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K2:.F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Q2:.F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W2:.F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C2:.G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I2:.G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O2:.G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U2:.G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A2:.G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G2:.G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M2:.G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S2:.G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Y2:.G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E2:.G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K2:.G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Q2:.G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W2:.G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C2:.G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I2:.G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O2:.G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U2:.G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A2:.G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G2:.G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M2:.G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S2:.G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Y2:.G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E2:.G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K2:.G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Q2:.G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W2:.G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C2:.G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I2:.G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O2:.G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U2:.G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A2:.G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G2:.G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M2:.G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S2:.G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Y2:.G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E2:.G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K2:.G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Q2:.G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W2:.G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C2:.G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I2:.G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O2:.G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U2:.G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A2:.G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G2:.G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M2:.G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S2:.G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Y2:.G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E2:.G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K2:.G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Q2:.G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W2:.G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C2:.G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I2:.G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O2:.G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U2:.G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A2:.G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G2:.G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M2:.G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S2:.G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Y2:.G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E2:.G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K2:.G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Q2:.G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W2:.G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C2:.G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I2:.G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O2:.G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U2:.G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A2:.G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G2:.G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M2:.G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S2:.G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Y2:.G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E2:.G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K2:.G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Q2:.G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W2:.G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C2:.G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I2:.G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O2:.G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U2:.G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A2:.G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G2:.G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M2:.G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S2:.G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Y2:.G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E2:.G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K2:.G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Q2:.G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W2:.G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C2:.G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I2:.G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O2:.G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U2:.G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A2:.G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G2:.G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M2:.G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S2:.G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Y2:.G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E2:.G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K2:.G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Q2:.G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W2:.G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C2:.G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I2:.G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O2:.G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U2:.G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A2:.G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G2:.G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M2:.G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S2:.G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Y2:.H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E2:.H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K2:.H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Q2:.H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W2:.H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C2:.H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I2:.H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O2:.H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U2:.H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A2:.H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G2:.H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M2:.H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S2:.H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Y2:.H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E2:.H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K2:.H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Q2:.H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W2:.H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C2:.H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I2:.H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O2:.H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U2:.H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A2:.H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G2:.H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M2:.H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S2:.H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Y2:.H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E2:.H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K2:.H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Q2:.H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W2:.H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C2:.H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I2:.H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O2:.H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U2:.H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A2:.H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G2:.H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M2:.H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S2:.H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Y2:.H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E2:.H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K2:.H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Q2:.H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W2:.H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C2:.H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I2:.H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O2:.H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U2:.H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A2:.H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G2:.H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M2:.H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S2:.H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Y2:.H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E2:.H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K2:.H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Q2:.H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W2:.H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C2:.H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I2:.H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O2:.H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U2:.H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A2:.H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G2:.H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M2:.H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S2:.H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Y2:.H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E2:.H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K2:.H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Q2:.H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W2:.H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C2:.H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I2:.H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O2:.H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U2:.H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A2:.H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G2:.H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M2:.H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S2:.H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Y2:.H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E2:.H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K2:.H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Q2:.H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W2:.H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C2:.H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I2:.H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O2:.H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U2:.H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A2:.H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G2:.H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M2:.H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S2:.H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Y2:.H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E2:.H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K2:.H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Q2:.H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W2:.H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C2:.H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I2:.H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O2:.H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U2:.H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A2:.H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G2:.H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M2:.H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S2:.H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Y2:.H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E2:.H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K2:.H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Q2:.H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W2:.H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C2:.H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I2:.H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O2:.H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U2:.H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A2:.I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G2:.I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M2:.I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S2:.I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Y2:.I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E2:.I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K2:.I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Q2:.I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W2:.I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C2:.I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I2:.I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O2:.I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U2:.I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A2:.I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G2:.I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M2:.I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S2:.I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Y2:.I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E2:.I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K2:.I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Q2:.I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W2:.I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C2:.I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I2:.I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O2:.I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U2:.I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A2:.I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G2:.I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M2:.I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S2:.I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Y2:.I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E2:.I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K2:.I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Q2:.I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W2:.I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C2:.I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I2:.I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O2:.I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U2:.I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A2:.I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G2:.I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M2:.I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S2:.I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Y2:.I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E2:.I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K2:.I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Q2:.I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W2:.I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C2:.I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I2:.I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O2:.I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U2:.I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A2:.I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G2:.I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M2:.I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S2:.I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Y2:.I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E2:.I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K2:.I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Q2:.I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W2:.I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C2:.I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I2:.I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O2:.I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U2:.I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A2:.I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G2:.I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M2:.I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S2:.I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Y2:.I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E2:.I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K2:.I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Q2:.I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W2:.I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C2:.I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I2:.I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O2:.I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U2:.I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A2:.I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G2:.I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M2:.I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S2:.I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Y2:.I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E2:.I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K2:.I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Q2:.I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W2:.I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C2:.I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I2:.I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O2:.I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U2:.I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A2:.I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G2:.I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M2:.I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S2:.I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Y2:.I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E2:.I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K2:.I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Q2:.I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W2:.I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C2:.I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I2:.I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O2:.I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U2:.I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A2:.I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G2:.I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M2:.I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S2:.I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Y2:.I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E2:.I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K2:.I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Q2:.I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W2:.I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C2:.J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I2:.J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O2:.J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U2:.J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A2:.J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G2:.J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M2:.J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S2:.J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Y2:.J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E2:.J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K2:.J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Q2:.J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W2:.J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C2:.J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I2:.J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O2:.J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U2:.J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A2:.J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G2:.J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M2:.J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S2:.J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Y2:.J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E2:.J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K2:.J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Q2:.J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W2:.J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C2:.J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I2:.J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O2:.J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U2:.J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A2:.J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G2:.J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M2:.J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S2:.J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Y2:.J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E2:.J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K2:.J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Q2:.J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W2:.J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C2:.J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I2:.J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O2:.J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U2:.J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A2:.J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G2:.J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M2:.J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S2:.J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Y2:.J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E2:.J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K2:.J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Q2:.J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W2:.J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C2:.J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I2:.J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O2:.J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U2:.J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A2:.J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G2:.J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M2:.J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S2:.J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Y2:.J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E2:.J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K2:.J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Q2:.J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W2:.J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C2:.J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I2:.J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O2:.J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U2:.J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A2:.J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G2:.J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M2:.J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S2:.J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Y2:.J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E2:.J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K2:.J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Q2:.J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W2:.J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C2:.J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I2:.J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O2:.J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U2:.J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A2:.J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G2:.J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M2:.J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S2:.J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Y2:.J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E2:.J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K2:.J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Q2:.J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W2:.J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C2:.J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I2:.J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O2:.J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U2:.J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A2:.J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G2:.J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M2:.J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S2:.J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Y2:.J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E2:.J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K2:.J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Q2:.J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W2:.J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C2:.J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I2:.J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O2:.J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U2:.J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A2:.J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G2:.J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M2:.J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S2:.J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Y2:.K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E2:.K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K2:.K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Q2:.K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W2:.K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C2:.K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I2:.K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O2:.K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U2:.K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A2:.K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G2:.K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M2:.K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S2:.K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Y2:.K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E2:.K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K2:.K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Q2:.K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W2:.K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C2:.K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I2:.K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O2:.K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U2:.K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A2:.K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G2:.K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M2:.K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S2:.K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Y2:.K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E2:.K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K2:.K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Q2:.K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W2:.K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C2:.K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I2:.K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O2:.K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U2:.K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A2:.K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G2:.K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M2:.K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S2:.K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Y2:.K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E2:.K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K2:.K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Q2:.K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W2:.K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C2:.K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I2:.K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O2:.K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U2:.K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A2:.K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G2:.K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M2:.K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S2:.K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Y2:.K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E2:.K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K2:.K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Q2:.K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W2:.K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C2:.K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I2:.K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O2:.K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U2:.K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A2:.K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G2:.K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M2:.K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S2:.K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Y2:.K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E2:.K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K2:.K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Q2:.K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W2:.K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C2:.K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I2:.K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O2:.K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U2:.K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A2:.K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G2:.K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M2:.K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S2:.K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Y2:.K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E2:.K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K2:.K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Q2:.K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W2:.K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C2:.K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I2:.K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O2:.K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U2:.K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A2:.K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G2:.K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M2:.K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S2:.K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Y2:.K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E2:.K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K2:.K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Q2:.K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W2:.K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C2:.K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I2:.K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O2:.K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U2:.K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A2:.K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G2:.K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M2:.K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S2:.K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Y2:.K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E2:.K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K2:.K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Q2:.K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W2:.K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C2:.K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I2:.K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O2:.K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U2:.K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A2:.L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G2:.L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M2:.L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S2:.L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Y2:.L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E2:.L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K2:.L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Q2:.L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W2:.L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C2:.L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I2:.L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O2:.L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U2:.L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A2:.L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G2:.L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M2:.L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S2:.L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Y2:.L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E2:.L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K2:.L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Q2:.L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W2:.L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C2:.L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I2:.L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O2:.L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U2:.L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A2:.L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G2:.L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M2:.L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S2:.L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Y2:.L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E2:.L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K2:.L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Q2:.L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W2:.L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C2:.L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I2:.L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O2:.L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U2:.L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A2:.L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G2:.L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M2:.L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S2:.L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Y2:.L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E2:.L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K2:.L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Q2:.L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W2:.L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C2:.L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I2:.L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O2:.L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U2:.L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A2:.L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G2:.L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M2:.L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S2:.L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Y2:.L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E2:.L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K2:.L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Q2:.L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W2:.L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C2:.L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I2:.L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O2:.L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U2:.L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A2:.L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G2:.L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M2:.L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S2:.L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Y2:.L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E2:.L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K2:.L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Q2:.L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W2:.L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C2:.L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I2:.L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O2:.L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U2:.L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A2:.L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G2:.L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M2:.L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S2:.L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Y2:.L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E2:.L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K2:.L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Q2:.L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W2:.L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C2:.L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I2:.L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O2:.L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U2:.L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A2:.L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G2:.L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M2:.L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S2:.L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Y2:.L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E2:.L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K2:.L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Q2:.L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W2:.L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C2:.L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I2:.L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O2:.L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U2:.L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A2:.L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G2:.L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M2:.L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S2:.L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Y2:.L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E2:.L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K2:.L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Q2:.L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W2:.L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C2:.M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I2:.M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O2:.M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U2:.M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A2:.M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G2:.M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M2:.M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S2:.M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Y2:.M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E2:.M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K2:.M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Q2:.M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W2:.M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C2:.M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I2:.M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O2:.M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U2:.M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A2:.M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G2:.M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M2:.M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S2:.M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Y2:.M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E2:.M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K2:.M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Q2:.M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W2:.M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C2:.M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I2:.M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O2:.M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U2:.M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A2:.M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G2:.M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M2:.M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S2:.M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Y2:.M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E2:.M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K2:.M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Q2:.M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W2:.M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C2:.M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I2:.M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O2:.M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U2:.M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A2:.M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G2:.M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M2:.M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S2:.M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Y2:.M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E2:.M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K2:.M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Q2:.M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W2:.M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C2:.M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I2:.M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O2:.M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U2:.M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A2:.M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G2:.M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M2:.M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S2:.M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Y2:.M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E2:.M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K2:.M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Q2:.M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W2:.M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C2:.M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I2:.M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O2:.M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U2:.M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A2:.M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G2:.M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M2:.M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S2:.M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Y2:.M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E2:.M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K2:.M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Q2:.M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W2:.M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C2:.M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I2:.M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O2:.M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U2:.M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A2:.M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G2:.M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M2:.M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S2:.M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Y2:.M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E2:.M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K2:.M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Q2:.M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W2:.M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C2:.M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I2:.M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O2:.M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U2:.M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A2:.M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G2:.M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M2:.M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S2:.M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Y2:.M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E2:.M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K2:.M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Q2:.M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W2:.M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C2:.M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I2:.M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O2:.M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U2:.M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A2:.M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G2:.M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M2:.M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S2:.M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Y2:.N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E2:.N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K2:.N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Q2:.N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W2:.N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C2:.N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I2:.N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O2:.N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U2:.N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A2:.N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G2:.N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M2:.N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S2:.N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Y2:.N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E2:.N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K2:.N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Q2:.N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W2:.N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C2:.N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I2:.N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O2:.N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U2:.N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A2:.N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G2:.N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M2:.N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S2:.N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Y2:.N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E2:.N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K2:.N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Q2:.N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W2:.N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C2:.N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I2:.N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O2:.N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U2:.N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A2:.N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G2:.N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M2:.N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S2:.N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Y2:.N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E2:.N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K2:.N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Q2:.N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W2:.N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C2:.N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I2:.N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O2:.N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U2:.N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A2:.N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G2:.N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M2:.N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S2:.N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Y2:.N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E2:.N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K2:.N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Q2:.N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W2:.N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C2:.N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I2:.N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O2:.N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U2:.N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A2:.N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G2:.N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M2:.N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S2:.N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Y2:.N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E2:.N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K2:.N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Q2:.N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W2:.N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C2:.N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I2:.N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O2:.N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U2:.N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A2:.N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G2:.N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M2:.N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S2:.N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Y2:.N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E2:.N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K2:.N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Q2:.N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W2:.N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C2:.N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I2:.N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O2:.N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U2:.N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A2:.N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G2:.N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M2:.N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S2:.N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Y2:.N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E2:.N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K2:.N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Q2:.N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W2:.N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C2:.N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I2:.N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O2:.N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U2:.N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A2:.N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G2:.N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M2:.N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S2:.N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Y2:.N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E2:.N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K2:.N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Q2:.N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W2:.N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C2:.N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I2:.N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O2:.N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U2:.N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A2:.O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G2:.O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M2:.O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S2:.O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Y2:.O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E2:.O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K2:.O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Q2:.O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W2:.O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C2:.O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I2:.O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O2:.O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U2:.O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A2:.O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G2:.O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M2:.O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S2:.O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Y2:.O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E2:.O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K2:.O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Q2:.O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W2:.O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C2:.O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I2:.O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O2:.O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U2:.O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A2:.O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G2:.O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M2:.O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S2:.O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Y2:.O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E2:.O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K2:.O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Q2:.O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W2:.O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C2:.O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I2:.O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O2:.O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U2:.O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A2:.O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G2:.O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M2:.O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S2:.O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Y2:.O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E2:.O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K2:.O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Q2:.O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W2:.O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C2:.O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I2:.O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O2:.O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U2:.O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A2:.O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G2:.O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M2:.O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S2:.O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Y2:.O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E2:.O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K2:.O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Q2:.O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W2:.O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C2:.O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I2:.O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O2:.O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U2:.O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A2:.O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G2:.O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M2:.O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S2:.O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Y2:.O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E2:.O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K2:.O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Q2:.O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W2:.O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C2:.O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I2:.O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O2:.O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U2:.O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A2:.O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G2:.O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M2:.O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S2:.O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Y2:.O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E2:.O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K2:.O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Q2:.O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W2:.O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C2:.O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I2:.O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O2:.O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U2:.O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A2:.O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G2:.O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M2:.O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S2:.O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Y2:.O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E2:.O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K2:.O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Q2:.O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W2:.O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C2:.O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I2:.O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O2:.O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U2:.O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A2:.O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G2:.O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M2:.O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S2:.O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Y2:.O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E2:.O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K2:.O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Q2:.O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W2:.O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C2:.P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I2:.P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O2:.P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U2:.P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A2:.P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G2:.P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M2:.P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S2:.P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Y2:.P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E2:.P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K2:.P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Q2:.P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W2:.P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C2:.P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I2:.P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O2:.P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U2:.P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A2:.P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G2:.P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M2:.P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S2:.P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Y2:.P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E2:.P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K2:.P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Q2:.P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W2:.P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C2:.P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I2:.P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O2:.P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U2:.P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A2:.P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G2:.P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M2:.P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S2:.P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Y2:.P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E2:.P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K2:.P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Q2:.P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W2:.P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C2:.P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I2:.P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O2:.P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U2:.P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A2:.P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G2:.P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M2:.P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S2:.P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Y2:.P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E2:.P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K2:.P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Q2:.P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W2:.P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C2:.P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I2:.P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O2:.P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U2:.P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A2:.P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G2:.P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M2:.P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S2:.P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Y2:.P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E2:.P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K2:.P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Q2:.P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W2:.P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C2:.P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I2:.P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O2:.P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U2:.P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A2:.P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G2:.P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M2:.P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S2:.P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Y2:.P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E2:.P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K2:.P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Q2:.P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W2:.P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C2:.P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I2:.P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O2:.P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U2:.P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A2:.P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G2:.P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M2:.P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S2:.P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Y2:.P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E2:.P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K2:.P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Q2:.P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W2:.P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C2:.P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I2:.P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O2:.P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U2:.P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A2:.P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G2:.P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M2:.P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S2:.P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Y2:.P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E2:.P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K2:.P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Q2:.P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W2:.P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C2:.P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I2:.P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O2:.P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U2:.P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A2:.P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G2:.P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M2:.P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S2:.P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Y2:.Q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E2:.Q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K2:.Q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Q2:.Q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W2:.Q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C2:.Q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I2:.Q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O2:.Q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U2:.Q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A2:.Q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G2:.Q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M2:.Q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S2:.Q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Y2:.Q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E2:.Q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K2:.Q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Q2:.Q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W2:.Q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C2:.Q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I2:.Q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O2:.Q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U2:.Q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A2:.Q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G2:.Q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M2:.Q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S2:.Q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Y2:.Q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E2:.Q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K2:.Q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Q2:.Q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W2:.Q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C2:.Q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I2:.Q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O2:.Q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U2:.Q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A2:.Q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G2:.Q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M2:.Q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S2:.Q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Y2:.Q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E2:.Q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K2:.Q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Q2:.Q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W2:.Q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C2:.Q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I2:.Q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O2:.Q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U2:.Q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A2:.Q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G2:.Q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M2:.Q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S2:.Q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Y2:.Q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E2:.Q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K2:.Q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Q2:.Q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W2:.Q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C2:.Q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I2:.Q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O2:.Q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U2:.Q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A2:.Q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G2:.Q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M2:.Q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S2:.Q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Y2:.Q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E2:.Q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K2:.Q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Q2:.Q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W2:.Q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C2:.Q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I2:.Q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O2:.Q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U2:.Q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A2:.Q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G2:.Q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M2:.Q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S2:.Q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Y2:.Q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E2:.Q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K2:.Q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Q2:.Q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W2:.Q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C2:.Q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I2:.Q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O2:.Q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U2:.Q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A2:.Q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G2:.Q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M2:.Q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S2:.Q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Y2:.Q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E2:.Q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K2:.Q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Q2:.Q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W2:.Q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C2:.Q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I2:.Q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O2:.Q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U2:.Q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A2:.Q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G2:.Q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M2:.Q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S2:.Q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Y2:.Q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E2:.Q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K2:.Q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Q2:.Q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W2:.Q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C2:.Q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I2:.Q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O2:.Q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U2:.Q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A2:.R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G2:.R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M2:.R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S2:.R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Y2:.R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E2:.R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K2:.R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Q2:.R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W2:.R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C2:.R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I2:.R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O2:.R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U2:.R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A2:.R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G2:.R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M2:.R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S2:.R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Y2:.R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E2:.R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K2:.R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Q2:.R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W2:.R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C2:.R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I2:.R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O2:.R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U2:.R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A2:.R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G2:.R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M2:.R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S2:.R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Y2:.R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E2:.R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K2:.R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Q2:.R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W2:.R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C2:.R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I2:.R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O2:.R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U2:.R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A2:.R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G2:.R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M2:.R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S2:.R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Y2:.R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E2:.R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K2:.R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Q2:.R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W2:.R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C2:.R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I2:.R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O2:.R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U2:.R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A2:.R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G2:.R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M2:.R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S2:.R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Y2:.R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E2:.R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K2:.R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Q2:.R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W2:.R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C2:.R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I2:.R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O2:.R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U2:.R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A2:.R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G2:.R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M2:.R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S2:.R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Y2:.R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E2:.R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K2:.R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Q2:.R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W2:.R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C2:.R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I2:.R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O2:.R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U2:.R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A2:.R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G2:.R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M2:.R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S2:.R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Y2:.R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E2:.R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K2:.R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Q2:.R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W2:.R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C2:.R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I2:.R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O2:.R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U2:.R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A2:.R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G2:.R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M2:.R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S2:.R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Y2:.R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E2:.R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K2:.R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Q2:.R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W2:.R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C2:.R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I2:.R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O2:.R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U2:.R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A2:.R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G2:.R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M2:.R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S2:.R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Y2:.R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E2:.R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K2:.R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Q2:.R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W2:.R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C2:.S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I2:.S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O2:.S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U2:.S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A2:.S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G2:.S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M2:.S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S2:.S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Y2:.S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E2:.S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K2:.S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Q2:.S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W2:.S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C2:.S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I2:.S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O2:.S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U2:.S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A2:.S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G2:.S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M2:.S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S2:.S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Y2:.S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E2:.S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K2:.S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Q2:.S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W2:.S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C2:.S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I2:.S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O2:.S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U2:.S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A2:.S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G2:.S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M2:.S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S2:.S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Y2:.S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E2:.S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K2:.S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Q2:.S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W2:.S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C2:.S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I2:.S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O2:.S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U2:.S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A2:.S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G2:.S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M2:.S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S2:.S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Y2:.S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E2:.S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K2:.S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Q2:.S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W2:.S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C2:.S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I2:.S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O2:.S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U2:.S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A2:.S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G2:.S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M2:.S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S2:.S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Y2:.S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E2:.S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K2:.S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Q2:.S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W2:.S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C2:.S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I2:.S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O2:.S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U2:.S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A2:.S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G2:.S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M2:.S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S2:.S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Y2:.S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E2:.S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K2:.S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Q2:.S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W2:.S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C2:.S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I2:.S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O2:.S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U2:.S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A2:.S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G2:.S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M2:.S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S2:.S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Y2:.S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E2:.S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K2:.S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Q2:.S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W2:.S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C2:.S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I2:.S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O2:.S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U2:.S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A2:.S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G2:.S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M2:.S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S2:.S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Y2:.S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E2:.S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K2:.S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Q2:.S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W2:.S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C2:.S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I2:.S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O2:.S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U2:.S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A2:.S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G2:.S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M2:.S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S2:.S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Y2:.T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E2:.T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K2:.T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Q2:.T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W2:.T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C2:.T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I2:.T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O2:.T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U2:.T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A2:.T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G2:.T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M2:.T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S2:.T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Y2:.T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E2:.T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K2:.T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Q2:.T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W2:.T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C2:.T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I2:.T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O2:.T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U2:.T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A2:.T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G2:.T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M2:.T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S2:.T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Y2:.T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E2:.T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K2:.T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Q2:.T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W2:.T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C2:.T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I2:.T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O2:.T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U2:.T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A2:.T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G2:.T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M2:.T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S2:.T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Y2:.T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E2:.T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K2:.T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Q2:.T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W2:.T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C2:.T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I2:.T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O2:.T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U2:.T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A2:.T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G2:.T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M2:.T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S2:.T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Y2:.T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E2:.T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K2:.T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Q2:.T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W2:.T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C2:.T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I2:.T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O2:.T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U2:.T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A2:.T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G2:.T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M2:.T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S2:.T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Y2:.T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E2:.T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K2:.T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Q2:.T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W2:.T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C2:.T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I2:.T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O2:.T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U2:.T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A2:.T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G2:.T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M2:.T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S2:.T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Y2:.T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E2:.T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K2:.T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Q2:.T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W2:.T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C2:.T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I2:.T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O2:.T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U2:.T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A2:.T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G2:.T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M2:.T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S2:.T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Y2:.T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E2:.T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K2:.T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Q2:.T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W2:.T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C2:.T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I2:.T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O2:.T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U2:.T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A2:.T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G2:.T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M2:.T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S2:.T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Y2:.T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E2:.T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K2:.T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Q2:.T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W2:.T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C2:.T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I2:.T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O2:.T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U2:.T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A2:.U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G2:.U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M2:.U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S2:.U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Y2:.U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E2:.U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K2:.U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Q2:.U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W2:.U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C2:.U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I2:.U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O2:.U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U2:.U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A2:.U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G2:.U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M2:.U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S2:.U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Y2:.U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E2:.U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K2:.U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Q2:.U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W2:.U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C2:.U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I2:.U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O2:.U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U2:.U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A2:.U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G2:.U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M2:.U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S2:.U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Y2:.U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E2:.U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K2:.U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Q2:.U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W2:.U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C2:.U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I2:.U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O2:.U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U2:.U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A2:.U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G2:.U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M2:.U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S2:.U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Y2:.U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E2:.U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K2:.U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Q2:.U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W2:.U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C2:.U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I2:.U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O2:.U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U2:.U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A2:.U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G2:.U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M2:.U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S2:.U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Y2:.U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E2:.U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K2:.U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Q2:.U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W2:.U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C2:.U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I2:.U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O2:.U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U2:.U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A2:.U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G2:.U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M2:.U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S2:.U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Y2:.U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E2:.U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K2:.U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Q2:.U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W2:.U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C2:.U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I2:.U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O2:.U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U2:.U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A2:.U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G2:.U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M2:.U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S2:.U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Y2:.U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E2:.U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K2:.U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Q2:.U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W2:.U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C2:.U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I2:.U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O2:.U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U2:.U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A2:.U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G2:.U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M2:.U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S2:.U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Y2:.U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E2:.U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K2:.U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Q2:.U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W2:.U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C2:.U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I2:.U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O2:.U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U2:.U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A2:.U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G2:.U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M2:.U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S2:.U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Y2:.U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E2:.U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K2:.U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Q2:.U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W2:.U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C2:.V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I2:.V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O2:.V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U2:.V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A2:.V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G2:.V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M2:.V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S2:.V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Y2:.V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E2:.V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K2:.V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Q2:.V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W2:.V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C2:.V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I2:.V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O2:.V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U2:.V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A2:.V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G2:.V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M2:.V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S2:.V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Y2:.V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E2:.V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K2:.V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Q2:.V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W2:.V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C2:.V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I2:.V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O2:.V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U2:.V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A2:.V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G2:.V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M2:.V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S2:.V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Y2:.V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E2:.V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K2:.V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Q2:.V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W2:.V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C2:.V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I2:.V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O2:.V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U2:.V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A2:.V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G2:.V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M2:.V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S2:.V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Y2:.V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E2:.V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K2:.V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Q2:.V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W2:.V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C2:.V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I2:.V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O2:.V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U2:.V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A2:.V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G2:.V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M2:.V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S2:.V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Y2:.V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E2:.V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K2:.V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Q2:.V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W2:.V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C2:.V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I2:.V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O2:.V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U2:.V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A2:.V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G2:.V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M2:.V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S2:.V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Y2:.V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E2:.V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K2:.V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Q2:.V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W2:.V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C2:.V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I2:.V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O2:.V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U2:.V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A2:.V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G2:.V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M2:.V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S2:.V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Y2:.V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E2:.V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K2:.V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Q2:.V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W2:.V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C2:.V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I2:.V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O2:.V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U2:.V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A2:.V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G2:.V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M2:.V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S2:.V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Y2:.V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E2:.V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K2:.V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Q2:.V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W2:.V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C2:.V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I2:.V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O2:.V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U2:.V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A2:.V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G2:.V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M2:.V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S2:.V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Y2:.W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E2:.W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K2:.W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Q2:.W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W2:.W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C2:.W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I2:.W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O2:.W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U2:.W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A2:.W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G2:.W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M2:.W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S2:.W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Y2:.W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E2:.W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K2:.W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Q2:.W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W2:.W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C2:.W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I2:.W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O2:.W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U2:.W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A2:.W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G2:.W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M2:.W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S2:.W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Y2:.W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E2:.W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K2:.W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Q2:.W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W2:.W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C2:.W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I2:.W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O2:.W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U2:.W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A2:.W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G2:.W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M2:.W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S2:.W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Y2:.W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E2:.W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K2:.W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Q2:.W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W2:.W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C2:.W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I2:.W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O2:.W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U2:.W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A2:.W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G2:.W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M2:.W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S2:.W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Y2:.W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E2:.W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K2:.W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Q2:.W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W2:.W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C2:.W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I2:.W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O2:.W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U2:.W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A2:.W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G2:.W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M2:.W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S2:.W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Y2:.W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E2:.W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K2:.W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Q2:.W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W2:.W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C2:.W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I2:.W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O2:.W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U2:.W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A2:.W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G2:.W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M2:.W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S2:.W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Y2:.W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E2:.W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K2:.W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Q2:.W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W2:.W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C2:.W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I2:.W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O2:.W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U2:.W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A2:.W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G2:.W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M2:.W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S2:.W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Y2:.W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E2:.W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K2:.W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Q2:.W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W2:.W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C2:.W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I2:.W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O2:.W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U2:.W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A2:.W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G2:.W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M2:.W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S2:.W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Y2:.W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E2:.W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K2:.W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Q2:.W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W2:.W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C2:.W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I2:.W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O2:.W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U2:.W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A2:.X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G2:.X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M2:.X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S2:.X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Y2:.X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E2:.X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K2:.X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Q2:.X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W2:.X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C2:.X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I2:.X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O2:.X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U2:.X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A2:.X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G2:.X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M2:.X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S2:.X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Y2:.X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E2:.X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K2:.X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Q2:.X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W2:.X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 hay cirugía estética que arregle tu cara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3:.E3])" office:value-type="float" office:value="1" calcext:value-type="float">
            <text:p>1</text:p>
          </table:table-cell>
          <table:table-cell table:formula="of:=[.F3]-[.B3]" office:value-type="float" office:value="-1" calcext:value-type="float">
            <text:p>-1</text:p>
          </table:table-cell>
          <table:table-cell table:number-columns-repeated="4"/>
          <table:table-cell table:formula="of:=SUM([.I3:.K3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3:.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3:.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3:.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3:.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3:.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3:.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3:.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3:.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3:.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3:.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3:.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3:.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3:.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3:.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3:.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3:.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3:.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3:.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3:.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3:.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3:.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3:.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3:.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3:.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3:.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3:.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3:.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3:.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3:.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3:.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3:.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3:.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3:.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3:.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3:.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3:.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3:.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3:.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3:.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3:.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3:.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3:.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3:.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3:.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3:.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3:.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3:.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3:.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3:.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3:.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3:.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3:.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3:.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3:.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3:.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3:.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3:.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3:.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3:.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3:.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3:.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3:.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3:.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3:.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3:.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3:.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3:.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3:.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3:.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3:.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3:.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3:.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3:.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3:.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3:.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3:.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3:.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3:.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3:.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3:.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3:.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3:.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3:.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3:.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3:.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3:.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3:.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3:.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3:.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3:.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3:.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3:.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3:.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3:.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3:.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3:.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3:.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3:.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3:.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3:.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3:.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3:.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3:.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I3:.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O3:.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U3:.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A3:.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G3:.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M3:.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S3:.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Y3:.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E3:.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K3:.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Q3:.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W3:.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C3:.A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I3:.A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O3:.A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U3:.A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A3:.A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G3:.A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M3:.A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S3:.A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Y3:.A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E3:.A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K3:.A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Q3:.A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W3:.A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C3:.A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I3:.A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O3:.A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U3:.A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A3:.A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G3:.A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M3:.A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S3:.A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Y3:.A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E3:.A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K3:.A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Q3:.A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W3:.A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C3:.A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I3:.A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O3:.A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U3:.A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A3:.A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G3:.A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M3:.A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S3:.A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Y3:.A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E3:.A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K3:.A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Q3:.A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W3:.A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C3:.A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I3:.A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O3:.A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U3:.A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A3:.A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G3:.A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M3:.A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S3:.A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Y3:.A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E3:.A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K3:.A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Q3:.A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W3:.A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C3:.A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I3:.A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O3:.A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U3:.A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A3:.A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G3:.A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M3:.A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S3:.A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Y3:.A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E3:.A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K3:.A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Q3:.A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W3:.A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C3:.A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I3:.A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O3:.A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U3:.A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A3:.A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G3:.A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M3:.A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S3:.A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Y3:.A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E3:.A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K3:.A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Q3:.A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W3:.A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C3:.A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I3:.A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O3:.A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U3:.A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A3:.A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G3:.A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M3:.A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S3:.A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Y3:.A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E3:.A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K3:.A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Q3:.A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W3:.A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C3:.A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I3:.A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O3:.A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U3:.A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A3:.A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G3:.A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M3:.A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S3:.A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Y3:.A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E3:.A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K3:.A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Q3:.A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W3:.A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C3:.A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I3:.A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O3:.A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U3:.A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A3:.A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G3:.A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M3:.A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S3:.A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Y3:.B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E3:.B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K3:.B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Q3:.B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W3:.B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C3:.B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I3:.B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O3:.B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U3:.B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A3:.B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G3:.B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M3:.B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S3:.B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Y3:.B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E3:.B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K3:.B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Q3:.B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W3:.B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C3:.B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I3:.B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O3:.B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U3:.B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A3:.B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G3:.B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M3:.B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S3:.B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Y3:.B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E3:.B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K3:.B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Q3:.B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W3:.B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C3:.B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I3:.B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O3:.B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U3:.B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A3:.B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G3:.B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M3:.B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S3:.B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Y3:.B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E3:.B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K3:.B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Q3:.B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W3:.B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C3:.B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I3:.B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O3:.B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U3:.B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A3:.B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G3:.B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M3:.B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S3:.B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Y3:.B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E3:.B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K3:.B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Q3:.B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W3:.B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C3:.B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I3:.B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O3:.B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U3:.B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A3:.B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G3:.B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M3:.B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S3:.B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Y3:.B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E3:.B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K3:.B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Q3:.B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W3:.B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C3:.B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I3:.B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O3:.B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U3:.B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A3:.B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G3:.B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M3:.B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S3:.B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Y3:.B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E3:.B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K3:.B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Q3:.B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W3:.B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C3:.B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I3:.B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O3:.B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U3:.B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A3:.B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G3:.B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M3:.B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S3:.B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Y3:.B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E3:.B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K3:.B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Q3:.B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W3:.B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C3:.B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I3:.B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O3:.B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U3:.B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A3:.B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G3:.B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M3:.B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S3:.B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Y3:.B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E3:.B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K3:.B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Q3:.B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W3:.B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C3:.B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I3:.B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O3:.B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U3:.B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A3:.C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G3:.C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M3:.C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S3:.C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Y3:.C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E3:.C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K3:.C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Q3:.C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W3:.C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C3:.C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I3:.C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O3:.C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U3:.C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A3:.C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G3:.C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M3:.C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S3:.C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Y3:.C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E3:.C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K3:.C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Q3:.C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W3:.C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C3:.C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I3:.C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O3:.C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U3:.C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A3:.C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G3:.C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M3:.C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S3:.C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Y3:.C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E3:.C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K3:.C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Q3:.C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W3:.C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C3:.C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I3:.C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O3:.C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U3:.C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A3:.C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G3:.C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M3:.C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S3:.C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Y3:.C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E3:.C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K3:.C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Q3:.C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W3:.C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C3:.C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I3:.C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O3:.C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U3:.C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A3:.C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G3:.C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M3:.C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S3:.C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Y3:.C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E3:.C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K3:.C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Q3:.C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W3:.C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C3:.C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I3:.C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O3:.C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U3:.C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A3:.C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G3:.C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M3:.C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S3:.C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Y3:.C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E3:.C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K3:.C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Q3:.C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W3:.C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C3:.C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I3:.C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O3:.C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U3:.C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A3:.C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G3:.C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M3:.C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S3:.C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Y3:.C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E3:.C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K3:.C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Q3:.C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W3:.C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C3:.C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I3:.C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O3:.C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U3:.C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A3:.C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G3:.C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M3:.C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S3:.C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Y3:.C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E3:.C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K3:.C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Q3:.C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W3:.C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C3:.C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I3:.C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O3:.C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U3:.C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A3:.C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G3:.C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M3:.C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S3:.C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Y3:.C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E3:.C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K3:.C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Q3:.C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W3:.C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C3:.D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I3:.D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O3:.D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U3:.D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A3:.D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G3:.D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M3:.D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S3:.D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Y3:.D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E3:.D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K3:.D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Q3:.D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W3:.D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C3:.D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I3:.D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O3:.D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U3:.D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A3:.D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G3:.D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M3:.D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S3:.D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Y3:.D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E3:.D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K3:.D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Q3:.D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W3:.D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C3:.D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I3:.D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O3:.D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U3:.D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A3:.D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G3:.D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M3:.D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S3:.D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Y3:.D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E3:.D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K3:.D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Q3:.D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W3:.D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C3:.D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I3:.D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O3:.D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U3:.D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A3:.D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G3:.D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M3:.D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S3:.D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Y3:.D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E3:.D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K3:.D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Q3:.D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W3:.D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C3:.D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I3:.D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O3:.D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U3:.D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A3:.D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G3:.D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M3:.D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S3:.D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Y3:.D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E3:.D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K3:.D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Q3:.D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W3:.D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C3:.D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I3:.D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O3:.D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U3:.D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A3:.D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G3:.D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M3:.D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S3:.D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Y3:.D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E3:.D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K3:.D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Q3:.D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W3:.D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C3:.D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I3:.D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O3:.D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U3:.D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A3:.D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G3:.D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M3:.D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S3:.D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Y3:.D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E3:.D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K3:.D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Q3:.D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W3:.D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C3:.D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I3:.D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O3:.D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U3:.D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A3:.D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G3:.D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M3:.D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S3:.D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Y3:.D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E3:.D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K3:.D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Q3:.D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W3:.D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C3:.D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I3:.D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O3:.D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U3:.D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A3:.D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G3:.D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M3:.D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S3:.D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Y3:.E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E3:.E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K3:.E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Q3:.E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W3:.E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C3:.E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I3:.E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O3:.E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U3:.E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A3:.E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G3:.E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M3:.E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S3:.E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Y3:.E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E3:.E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K3:.E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Q3:.E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W3:.E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C3:.E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I3:.E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O3:.E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U3:.E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A3:.E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G3:.E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M3:.E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S3:.E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Y3:.E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E3:.E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K3:.E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Q3:.E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W3:.E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C3:.E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I3:.E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O3:.E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U3:.E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A3:.E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G3:.E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M3:.E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S3:.E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Y3:.E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E3:.E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K3:.E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Q3:.E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W3:.E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C3:.E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I3:.E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O3:.E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U3:.E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A3:.E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G3:.E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M3:.E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S3:.E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Y3:.E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E3:.E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K3:.E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Q3:.E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W3:.E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C3:.E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I3:.E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O3:.E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U3:.E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A3:.E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G3:.E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M3:.E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S3:.E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Y3:.E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E3:.E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K3:.E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Q3:.E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W3:.E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C3:.E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I3:.E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O3:.E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U3:.E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A3:.E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G3:.E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M3:.E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S3:.E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Y3:.E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E3:.E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K3:.E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Q3:.E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W3:.E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C3:.E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I3:.E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O3:.E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U3:.E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A3:.E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G3:.E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M3:.E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S3:.E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Y3:.E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E3:.E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K3:.E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Q3:.E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W3:.E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C3:.E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I3:.E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O3:.E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U3:.E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A3:.E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G3:.E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M3:.E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S3:.E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Y3:.E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E3:.E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K3:.E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Q3:.E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W3:.E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C3:.E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I3:.E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O3:.E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U3:.E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A3:.F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G3:.F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M3:.F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S3:.F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Y3:.F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E3:.F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K3:.F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Q3:.F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W3:.F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C3:.F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I3:.F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O3:.F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U3:.F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A3:.F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G3:.F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M3:.F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S3:.F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Y3:.F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E3:.F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K3:.F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Q3:.F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W3:.F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C3:.F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I3:.F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O3:.F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U3:.F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A3:.F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G3:.F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M3:.F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S3:.F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Y3:.F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E3:.F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K3:.F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Q3:.F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W3:.F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C3:.F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I3:.F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O3:.F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U3:.F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A3:.F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G3:.F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M3:.F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S3:.F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Y3:.F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E3:.F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K3:.F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Q3:.F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W3:.F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C3:.F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I3:.F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O3:.F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U3:.F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A3:.F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G3:.F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M3:.F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S3:.F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Y3:.F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E3:.F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K3:.F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Q3:.F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W3:.F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C3:.F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I3:.F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O3:.F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U3:.F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A3:.F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G3:.F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M3:.F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S3:.F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Y3:.F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E3:.F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K3:.F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Q3:.F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W3:.F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C3:.F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I3:.F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O3:.F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U3:.F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A3:.F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G3:.F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M3:.F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S3:.F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Y3:.F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E3:.F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K3:.F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Q3:.F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W3:.F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C3:.F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I3:.F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O3:.F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U3:.F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A3:.F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G3:.F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M3:.F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S3:.F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Y3:.F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E3:.F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K3:.F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Q3:.F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W3:.F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C3:.F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I3:.F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O3:.F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U3:.F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A3:.F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G3:.F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M3:.F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S3:.F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Y3:.F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E3:.F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K3:.F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Q3:.F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W3:.F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C3:.G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I3:.G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O3:.G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U3:.G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A3:.G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G3:.G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M3:.G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S3:.G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Y3:.G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E3:.G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K3:.G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Q3:.G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W3:.G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C3:.G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I3:.G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O3:.G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U3:.G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A3:.G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G3:.G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M3:.G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S3:.G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Y3:.G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E3:.G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K3:.G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Q3:.G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W3:.G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C3:.G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I3:.G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O3:.G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U3:.G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A3:.G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G3:.G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M3:.G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S3:.G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Y3:.G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E3:.G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K3:.G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Q3:.G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W3:.G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C3:.G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I3:.G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O3:.G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U3:.G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A3:.G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G3:.G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M3:.G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S3:.G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Y3:.G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E3:.G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K3:.G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Q3:.G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W3:.G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C3:.G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I3:.G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O3:.G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U3:.G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A3:.G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G3:.G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M3:.G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S3:.G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Y3:.G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E3:.G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K3:.G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Q3:.G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W3:.G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C3:.G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I3:.G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O3:.G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U3:.G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A3:.G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G3:.G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M3:.G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S3:.G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Y3:.G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E3:.G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K3:.G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Q3:.G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W3:.G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C3:.G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I3:.G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O3:.G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U3:.G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A3:.G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G3:.G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M3:.G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S3:.G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Y3:.G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E3:.G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K3:.G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Q3:.G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W3:.G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C3:.G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I3:.G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O3:.G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U3:.G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A3:.G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G3:.G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M3:.G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S3:.G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Y3:.G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E3:.G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K3:.G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Q3:.G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W3:.G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C3:.G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I3:.G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O3:.G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U3:.G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A3:.G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G3:.G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M3:.G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S3:.G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Y3:.H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E3:.H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K3:.H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Q3:.H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W3:.H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C3:.H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I3:.H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O3:.H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U3:.H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A3:.H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G3:.H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M3:.H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S3:.H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Y3:.H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E3:.H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K3:.H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Q3:.H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W3:.H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C3:.H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I3:.H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O3:.H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U3:.H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A3:.H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G3:.H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M3:.H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S3:.H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Y3:.H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E3:.H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K3:.H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Q3:.H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W3:.H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C3:.H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I3:.H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O3:.H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U3:.H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A3:.H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G3:.H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M3:.H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S3:.H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Y3:.H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E3:.H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K3:.H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Q3:.H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W3:.H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C3:.H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I3:.H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O3:.H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U3:.H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A3:.H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G3:.H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M3:.H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S3:.H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Y3:.H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E3:.H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K3:.H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Q3:.H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W3:.H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C3:.H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I3:.H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O3:.H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U3:.H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A3:.H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G3:.H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M3:.H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S3:.H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Y3:.H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E3:.H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K3:.H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Q3:.H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W3:.H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C3:.H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I3:.H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O3:.H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U3:.H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A3:.H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G3:.H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M3:.H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S3:.H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Y3:.H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E3:.H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K3:.H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Q3:.H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W3:.H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C3:.H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I3:.H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O3:.H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U3:.H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A3:.H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G3:.H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M3:.H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S3:.H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Y3:.H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E3:.H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K3:.H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Q3:.H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W3:.H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C3:.H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I3:.H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O3:.H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U3:.H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A3:.H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G3:.H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M3:.H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S3:.H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Y3:.H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E3:.H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K3:.H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Q3:.H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W3:.H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C3:.H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I3:.H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O3:.H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U3:.H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A3:.I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G3:.I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M3:.I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S3:.I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Y3:.I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E3:.I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K3:.I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Q3:.I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W3:.I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C3:.I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I3:.I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O3:.I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U3:.I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A3:.I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G3:.I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M3:.I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S3:.I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Y3:.I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E3:.I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K3:.I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Q3:.I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W3:.I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C3:.I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I3:.I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O3:.I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U3:.I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A3:.I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G3:.I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M3:.I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S3:.I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Y3:.I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E3:.I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K3:.I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Q3:.I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W3:.I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C3:.I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I3:.I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O3:.I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U3:.I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A3:.I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G3:.I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M3:.I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S3:.I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Y3:.I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E3:.I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K3:.I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Q3:.I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W3:.I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C3:.I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I3:.I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O3:.I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U3:.I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A3:.I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G3:.I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M3:.I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S3:.I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Y3:.I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E3:.I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K3:.I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Q3:.I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W3:.I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C3:.I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I3:.I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O3:.I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U3:.I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A3:.I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G3:.I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M3:.I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S3:.I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Y3:.I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E3:.I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K3:.I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Q3:.I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W3:.I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C3:.I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I3:.I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O3:.I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U3:.I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A3:.I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G3:.I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M3:.I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S3:.I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Y3:.I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E3:.I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K3:.I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Q3:.I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W3:.I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C3:.I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I3:.I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O3:.I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U3:.I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A3:.I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G3:.I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M3:.I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S3:.I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Y3:.I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E3:.I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K3:.I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Q3:.I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W3:.I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C3:.I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I3:.I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O3:.I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U3:.I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A3:.I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G3:.I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M3:.I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S3:.I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Y3:.I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E3:.I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K3:.I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Q3:.I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W3:.I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C3:.J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I3:.J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O3:.J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U3:.J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A3:.J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G3:.J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M3:.J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S3:.J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Y3:.J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E3:.J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K3:.J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Q3:.J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W3:.J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C3:.J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I3:.J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O3:.J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U3:.J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A3:.J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G3:.J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M3:.J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S3:.J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Y3:.J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E3:.J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K3:.J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Q3:.J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W3:.J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C3:.J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I3:.J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O3:.J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U3:.J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A3:.J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G3:.J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M3:.J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S3:.J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Y3:.J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E3:.J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K3:.J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Q3:.J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W3:.J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C3:.J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I3:.J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O3:.J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U3:.J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A3:.J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G3:.J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M3:.J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S3:.J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Y3:.J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E3:.J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K3:.J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Q3:.J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W3:.J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C3:.J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I3:.J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O3:.J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U3:.J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A3:.J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G3:.J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M3:.J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S3:.J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Y3:.J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E3:.J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K3:.J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Q3:.J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W3:.J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C3:.J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I3:.J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O3:.J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U3:.J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A3:.J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G3:.J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M3:.J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S3:.J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Y3:.J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E3:.J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K3:.J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Q3:.J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W3:.J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C3:.J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I3:.J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O3:.J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U3:.J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A3:.J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G3:.J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M3:.J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S3:.J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Y3:.J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E3:.J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K3:.J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Q3:.J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W3:.J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C3:.J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I3:.J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O3:.J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U3:.J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A3:.J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G3:.J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M3:.J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S3:.J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Y3:.J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E3:.J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K3:.J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Q3:.J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W3:.J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C3:.J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I3:.J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O3:.J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U3:.J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A3:.J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G3:.J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M3:.J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S3:.J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Y3:.K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E3:.K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K3:.K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Q3:.K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W3:.K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C3:.K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I3:.K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O3:.K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U3:.K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A3:.K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G3:.K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M3:.K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S3:.K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Y3:.K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E3:.K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K3:.K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Q3:.K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W3:.K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C3:.K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I3:.K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O3:.K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U3:.K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A3:.K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G3:.K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M3:.K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S3:.K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Y3:.K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E3:.K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K3:.K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Q3:.K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W3:.K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C3:.K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I3:.K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O3:.K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U3:.K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A3:.K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G3:.K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M3:.K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S3:.K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Y3:.K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E3:.K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K3:.K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Q3:.K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W3:.K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C3:.K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I3:.K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O3:.K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U3:.K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A3:.K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G3:.K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M3:.K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S3:.K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Y3:.K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E3:.K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K3:.K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Q3:.K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W3:.K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C3:.K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I3:.K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O3:.K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U3:.K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A3:.K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G3:.K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M3:.K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S3:.K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Y3:.K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E3:.K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K3:.K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Q3:.K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W3:.K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C3:.K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I3:.K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O3:.K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U3:.K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A3:.K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G3:.K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M3:.K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S3:.K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Y3:.K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E3:.K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K3:.K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Q3:.K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W3:.K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C3:.K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I3:.K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O3:.K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U3:.K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A3:.K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G3:.K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M3:.K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S3:.K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Y3:.K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E3:.K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K3:.K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Q3:.K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W3:.K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C3:.K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I3:.K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O3:.K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U3:.K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A3:.K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G3:.K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M3:.K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S3:.K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Y3:.K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E3:.K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K3:.K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Q3:.K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W3:.K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C3:.K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I3:.K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O3:.K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U3:.K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A3:.L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G3:.L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M3:.L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S3:.L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Y3:.L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E3:.L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K3:.L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Q3:.L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W3:.L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C3:.L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I3:.L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O3:.L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U3:.L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A3:.L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G3:.L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M3:.L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S3:.L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Y3:.L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E3:.L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K3:.L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Q3:.L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W3:.L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C3:.L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I3:.L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O3:.L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U3:.L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A3:.L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G3:.L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M3:.L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S3:.L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Y3:.L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E3:.L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K3:.L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Q3:.L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W3:.L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C3:.L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I3:.L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O3:.L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U3:.L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A3:.L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G3:.L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M3:.L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S3:.L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Y3:.L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E3:.L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K3:.L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Q3:.L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W3:.L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C3:.L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I3:.L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O3:.L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U3:.L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A3:.L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G3:.L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M3:.L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S3:.L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Y3:.L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E3:.L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K3:.L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Q3:.L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W3:.L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C3:.L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I3:.L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O3:.L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U3:.L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A3:.L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G3:.L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M3:.L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S3:.L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Y3:.L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E3:.L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K3:.L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Q3:.L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W3:.L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C3:.L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I3:.L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O3:.L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U3:.L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A3:.L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G3:.L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M3:.L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S3:.L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Y3:.L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E3:.L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K3:.L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Q3:.L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W3:.L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C3:.L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I3:.L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O3:.L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U3:.L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A3:.L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G3:.L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M3:.L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S3:.L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Y3:.L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E3:.L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K3:.L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Q3:.L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W3:.L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C3:.L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I3:.L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O3:.L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U3:.L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A3:.L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G3:.L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M3:.L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S3:.L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Y3:.L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E3:.L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K3:.L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Q3:.L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W3:.L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C3:.M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I3:.M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O3:.M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U3:.M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A3:.M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G3:.M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M3:.M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S3:.M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Y3:.M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E3:.M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K3:.M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Q3:.M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W3:.M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C3:.M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I3:.M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O3:.M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U3:.M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A3:.M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G3:.M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M3:.M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S3:.M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Y3:.M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E3:.M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K3:.M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Q3:.M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W3:.M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C3:.M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I3:.M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O3:.M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U3:.M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A3:.M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G3:.M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M3:.M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S3:.M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Y3:.M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E3:.M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K3:.M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Q3:.M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W3:.M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C3:.M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I3:.M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O3:.M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U3:.M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A3:.M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G3:.M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M3:.M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S3:.M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Y3:.M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E3:.M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K3:.M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Q3:.M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W3:.M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C3:.M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I3:.M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O3:.M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U3:.M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A3:.M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G3:.M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M3:.M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S3:.M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Y3:.M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E3:.M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K3:.M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Q3:.M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W3:.M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C3:.M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I3:.M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O3:.M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U3:.M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A3:.M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G3:.M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M3:.M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S3:.M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Y3:.M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E3:.M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K3:.M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Q3:.M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W3:.M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C3:.M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I3:.M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O3:.M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U3:.M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A3:.M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G3:.M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M3:.M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S3:.M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Y3:.M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E3:.M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K3:.M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Q3:.M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W3:.M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C3:.M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I3:.M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O3:.M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U3:.M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A3:.M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G3:.M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M3:.M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S3:.M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Y3:.M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E3:.M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K3:.M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Q3:.M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W3:.M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C3:.M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I3:.M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O3:.M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U3:.M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A3:.M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G3:.M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M3:.M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S3:.M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Y3:.N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E3:.N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K3:.N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Q3:.N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W3:.N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C3:.N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I3:.N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O3:.N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U3:.N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A3:.N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G3:.N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M3:.N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S3:.N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Y3:.N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E3:.N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K3:.N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Q3:.N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W3:.N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C3:.N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I3:.N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O3:.N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U3:.N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A3:.N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G3:.N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M3:.N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S3:.N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Y3:.N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E3:.N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K3:.N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Q3:.N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W3:.N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C3:.N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I3:.N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O3:.N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U3:.N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A3:.N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G3:.N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M3:.N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S3:.N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Y3:.N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E3:.N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K3:.N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Q3:.N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W3:.N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C3:.N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I3:.N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O3:.N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U3:.N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A3:.N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G3:.N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M3:.N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S3:.N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Y3:.N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E3:.N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K3:.N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Q3:.N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W3:.N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C3:.N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I3:.N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O3:.N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U3:.N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A3:.N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G3:.N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M3:.N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S3:.N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Y3:.N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E3:.N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K3:.N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Q3:.N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W3:.N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C3:.N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I3:.N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O3:.N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U3:.N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A3:.N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G3:.N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M3:.N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S3:.N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Y3:.N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E3:.N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K3:.N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Q3:.N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W3:.N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C3:.N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I3:.N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O3:.N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U3:.N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A3:.N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G3:.N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M3:.N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S3:.N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Y3:.N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E3:.N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K3:.N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Q3:.N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W3:.N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C3:.N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I3:.N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O3:.N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U3:.N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A3:.N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G3:.N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M3:.N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S3:.N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Y3:.N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E3:.N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K3:.N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Q3:.N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W3:.N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C3:.N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I3:.N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O3:.N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U3:.N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A3:.O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G3:.O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M3:.O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S3:.O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Y3:.O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E3:.O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K3:.O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Q3:.O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W3:.O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C3:.O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I3:.O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O3:.O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U3:.O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A3:.O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G3:.O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M3:.O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S3:.O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Y3:.O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E3:.O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K3:.O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Q3:.O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W3:.O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C3:.O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I3:.O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O3:.O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U3:.O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A3:.O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G3:.O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M3:.O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S3:.O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Y3:.O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E3:.O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K3:.O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Q3:.O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W3:.O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C3:.O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I3:.O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O3:.O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U3:.O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A3:.O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G3:.O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M3:.O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S3:.O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Y3:.O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E3:.O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K3:.O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Q3:.O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W3:.O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C3:.O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I3:.O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O3:.O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U3:.O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A3:.O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G3:.O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M3:.O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S3:.O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Y3:.O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E3:.O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K3:.O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Q3:.O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W3:.O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C3:.O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I3:.O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O3:.O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U3:.O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A3:.O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G3:.O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M3:.O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S3:.O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Y3:.O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E3:.O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K3:.O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Q3:.O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W3:.O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C3:.O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I3:.O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O3:.O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U3:.O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A3:.O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G3:.O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M3:.O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S3:.O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Y3:.O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E3:.O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K3:.O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Q3:.O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W3:.O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C3:.O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I3:.O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O3:.O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U3:.O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A3:.O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G3:.O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M3:.O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S3:.O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Y3:.O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E3:.O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K3:.O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Q3:.O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W3:.O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C3:.O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I3:.O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O3:.O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U3:.O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A3:.O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G3:.O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M3:.O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S3:.O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Y3:.O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E3:.O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K3:.O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Q3:.O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W3:.O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C3:.P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I3:.P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O3:.P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U3:.P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A3:.P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G3:.P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M3:.P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S3:.P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Y3:.P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E3:.P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K3:.P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Q3:.P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W3:.P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C3:.P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I3:.P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O3:.P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U3:.P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A3:.P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G3:.P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M3:.P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S3:.P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Y3:.P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E3:.P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K3:.P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Q3:.P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W3:.P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C3:.P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I3:.P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O3:.P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U3:.P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A3:.P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G3:.P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M3:.P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S3:.P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Y3:.P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E3:.P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K3:.P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Q3:.P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W3:.P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C3:.P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I3:.P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O3:.P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U3:.P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A3:.P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G3:.P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M3:.P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S3:.P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Y3:.P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E3:.P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K3:.P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Q3:.P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W3:.P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C3:.P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I3:.P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O3:.P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U3:.P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A3:.P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G3:.P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M3:.P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S3:.P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Y3:.P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E3:.P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K3:.P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Q3:.P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W3:.P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C3:.P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I3:.P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O3:.P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U3:.P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A3:.P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G3:.P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M3:.P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S3:.P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Y3:.P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E3:.P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K3:.P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Q3:.P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W3:.P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C3:.P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I3:.P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O3:.P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U3:.P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A3:.P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G3:.P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M3:.P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S3:.P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Y3:.P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E3:.P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K3:.P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Q3:.P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W3:.P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C3:.P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I3:.P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O3:.P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U3:.P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A3:.P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G3:.P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M3:.P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S3:.P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Y3:.P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E3:.P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K3:.P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Q3:.P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W3:.P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C3:.P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I3:.P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O3:.P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U3:.P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A3:.P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G3:.P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M3:.P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S3:.P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Y3:.Q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E3:.Q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K3:.Q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Q3:.Q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W3:.Q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C3:.Q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I3:.Q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O3:.Q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U3:.Q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A3:.Q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G3:.Q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M3:.Q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S3:.Q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Y3:.Q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E3:.Q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K3:.Q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Q3:.Q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W3:.Q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C3:.Q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I3:.Q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O3:.Q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U3:.Q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A3:.Q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G3:.Q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M3:.Q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S3:.Q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Y3:.Q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E3:.Q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K3:.Q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Q3:.Q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W3:.Q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C3:.Q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I3:.Q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O3:.Q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U3:.Q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A3:.Q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G3:.Q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M3:.Q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S3:.Q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Y3:.Q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E3:.Q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K3:.Q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Q3:.Q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W3:.Q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C3:.Q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I3:.Q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O3:.Q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U3:.Q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A3:.Q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G3:.Q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M3:.Q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S3:.Q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Y3:.Q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E3:.Q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K3:.Q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Q3:.Q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W3:.Q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C3:.Q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I3:.Q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O3:.Q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U3:.Q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A3:.Q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G3:.Q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M3:.Q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S3:.Q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Y3:.Q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E3:.Q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K3:.Q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Q3:.Q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W3:.Q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C3:.Q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I3:.Q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O3:.Q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U3:.Q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A3:.Q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G3:.Q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M3:.Q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S3:.Q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Y3:.Q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E3:.Q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K3:.Q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Q3:.Q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W3:.Q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C3:.Q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I3:.Q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O3:.Q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U3:.Q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A3:.Q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G3:.Q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M3:.Q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S3:.Q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Y3:.Q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E3:.Q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K3:.Q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Q3:.Q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W3:.Q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C3:.Q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I3:.Q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O3:.Q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U3:.Q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A3:.Q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G3:.Q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M3:.Q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S3:.Q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Y3:.Q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E3:.Q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K3:.Q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Q3:.Q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W3:.Q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C3:.Q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I3:.Q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O3:.Q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U3:.Q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A3:.R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G3:.R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M3:.R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S3:.R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Y3:.R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E3:.R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K3:.R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Q3:.R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W3:.R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C3:.R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I3:.R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O3:.R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U3:.R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A3:.R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G3:.R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M3:.R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S3:.R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Y3:.R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E3:.R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K3:.R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Q3:.R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W3:.R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C3:.R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I3:.R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O3:.R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U3:.R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A3:.R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G3:.R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M3:.R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S3:.R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Y3:.R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E3:.R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K3:.R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Q3:.R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W3:.R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C3:.R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I3:.R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O3:.R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U3:.R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A3:.R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G3:.R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M3:.R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S3:.R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Y3:.R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E3:.R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K3:.R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Q3:.R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W3:.R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C3:.R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I3:.R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O3:.R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U3:.R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A3:.R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G3:.R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M3:.R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S3:.R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Y3:.R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E3:.R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K3:.R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Q3:.R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W3:.R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C3:.R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I3:.R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O3:.R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U3:.R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A3:.R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G3:.R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M3:.R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S3:.R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Y3:.R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E3:.R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K3:.R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Q3:.R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W3:.R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C3:.R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I3:.R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O3:.R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U3:.R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A3:.R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G3:.R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M3:.R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S3:.R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Y3:.R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E3:.R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K3:.R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Q3:.R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W3:.R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C3:.R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I3:.R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O3:.R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U3:.R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A3:.R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G3:.R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M3:.R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S3:.R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Y3:.R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E3:.R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K3:.R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Q3:.R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W3:.R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C3:.R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I3:.R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O3:.R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U3:.R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A3:.R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G3:.R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M3:.R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S3:.R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Y3:.R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E3:.R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K3:.R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Q3:.R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W3:.R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C3:.S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I3:.S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O3:.S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U3:.S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A3:.S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G3:.S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M3:.S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S3:.S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Y3:.S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E3:.S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K3:.S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Q3:.S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W3:.S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C3:.S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I3:.S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O3:.S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U3:.S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A3:.S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G3:.S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M3:.S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S3:.S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Y3:.S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E3:.S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K3:.S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Q3:.S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W3:.S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C3:.S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I3:.S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O3:.S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U3:.S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A3:.S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G3:.S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M3:.S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S3:.S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Y3:.S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E3:.S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K3:.S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Q3:.S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W3:.S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C3:.S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I3:.S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O3:.S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U3:.S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A3:.S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G3:.S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M3:.S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S3:.S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Y3:.S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E3:.S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K3:.S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Q3:.S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W3:.S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C3:.S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I3:.S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O3:.S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U3:.S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A3:.S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G3:.S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M3:.S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S3:.S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Y3:.S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E3:.S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K3:.S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Q3:.S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W3:.S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C3:.S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I3:.S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O3:.S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U3:.S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A3:.S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G3:.S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M3:.S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S3:.S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Y3:.S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E3:.S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K3:.S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Q3:.S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W3:.S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C3:.S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I3:.S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O3:.S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U3:.S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A3:.S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G3:.S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M3:.S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S3:.S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Y3:.S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E3:.S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K3:.S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Q3:.S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W3:.S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C3:.S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I3:.S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O3:.S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U3:.S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A3:.S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G3:.S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M3:.S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S3:.S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Y3:.S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E3:.S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K3:.S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Q3:.S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W3:.S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C3:.S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I3:.S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O3:.S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U3:.S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A3:.S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G3:.S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M3:.S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S3:.S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Y3:.T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E3:.T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K3:.T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Q3:.T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W3:.T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C3:.T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I3:.T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O3:.T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U3:.T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A3:.T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G3:.T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M3:.T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S3:.T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Y3:.T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E3:.T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K3:.T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Q3:.T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W3:.T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C3:.T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I3:.T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O3:.T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U3:.T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A3:.T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G3:.T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M3:.T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S3:.T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Y3:.T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E3:.T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K3:.T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Q3:.T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W3:.T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C3:.T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I3:.T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O3:.T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U3:.T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A3:.T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G3:.T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M3:.T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S3:.T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Y3:.T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E3:.T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K3:.T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Q3:.T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W3:.T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C3:.T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I3:.T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O3:.T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U3:.T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A3:.T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G3:.T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M3:.T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S3:.T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Y3:.T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E3:.T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K3:.T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Q3:.T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W3:.T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C3:.T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I3:.T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O3:.T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U3:.T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A3:.T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G3:.T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M3:.T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S3:.T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Y3:.T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E3:.T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K3:.T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Q3:.T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W3:.T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C3:.T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I3:.T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O3:.T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U3:.T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A3:.T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G3:.T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M3:.T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S3:.T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Y3:.T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E3:.T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K3:.T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Q3:.T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W3:.T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C3:.T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I3:.T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O3:.T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U3:.T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A3:.T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G3:.T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M3:.T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S3:.T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Y3:.T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E3:.T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K3:.T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Q3:.T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W3:.T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C3:.T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I3:.T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O3:.T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U3:.T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A3:.T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G3:.T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M3:.T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S3:.T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Y3:.T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E3:.T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K3:.T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Q3:.T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W3:.T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C3:.T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I3:.T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O3:.T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U3:.T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A3:.U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G3:.U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M3:.U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S3:.U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Y3:.U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E3:.U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K3:.U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Q3:.U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W3:.U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C3:.U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I3:.U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O3:.U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U3:.U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A3:.U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G3:.U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M3:.U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S3:.U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Y3:.U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E3:.U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K3:.U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Q3:.U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W3:.U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C3:.U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I3:.U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O3:.U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U3:.U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A3:.U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G3:.U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M3:.U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S3:.U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Y3:.U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E3:.U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K3:.U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Q3:.U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W3:.U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C3:.U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I3:.U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O3:.U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U3:.U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A3:.U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G3:.U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M3:.U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S3:.U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Y3:.U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E3:.U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K3:.U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Q3:.U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W3:.U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C3:.U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I3:.U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O3:.U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U3:.U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A3:.U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G3:.U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M3:.U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S3:.U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Y3:.U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E3:.U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K3:.U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Q3:.U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W3:.U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C3:.U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I3:.U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O3:.U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U3:.U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A3:.U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G3:.U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M3:.U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S3:.U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Y3:.U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E3:.U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K3:.U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Q3:.U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W3:.U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C3:.U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I3:.U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O3:.U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U3:.U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A3:.U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G3:.U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M3:.U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S3:.U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Y3:.U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E3:.U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K3:.U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Q3:.U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W3:.U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C3:.U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I3:.U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O3:.U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U3:.U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A3:.U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G3:.U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M3:.U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S3:.U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Y3:.U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E3:.U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K3:.U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Q3:.U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W3:.U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C3:.U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I3:.U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O3:.U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U3:.U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A3:.U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G3:.U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M3:.U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S3:.U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Y3:.U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E3:.U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K3:.U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Q3:.U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W3:.U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C3:.V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I3:.V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O3:.V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U3:.V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A3:.V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G3:.V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M3:.V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S3:.V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Y3:.V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E3:.V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K3:.V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Q3:.V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W3:.V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C3:.V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I3:.V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O3:.V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U3:.V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A3:.V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G3:.V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M3:.V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S3:.V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Y3:.V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E3:.V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K3:.V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Q3:.V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W3:.V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C3:.V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I3:.V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O3:.V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U3:.V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A3:.V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G3:.V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M3:.V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S3:.V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Y3:.V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E3:.V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K3:.V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Q3:.V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W3:.V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C3:.V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I3:.V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O3:.V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U3:.V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A3:.V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G3:.V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M3:.V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S3:.V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Y3:.V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E3:.V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K3:.V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Q3:.V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W3:.V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C3:.V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I3:.V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O3:.V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U3:.V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A3:.V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G3:.V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M3:.V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S3:.V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Y3:.V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E3:.V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K3:.V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Q3:.V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W3:.V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C3:.V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I3:.V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O3:.V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U3:.V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A3:.V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G3:.V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M3:.V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S3:.V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Y3:.V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E3:.V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K3:.V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Q3:.V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W3:.V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C3:.V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I3:.V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O3:.V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U3:.V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A3:.V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G3:.V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M3:.V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S3:.V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Y3:.V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E3:.V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K3:.V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Q3:.V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W3:.V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C3:.V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I3:.V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O3:.V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U3:.V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A3:.V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G3:.V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M3:.V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S3:.V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Y3:.V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E3:.V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K3:.V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Q3:.V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W3:.V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C3:.V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I3:.V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O3:.V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U3:.V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A3:.V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G3:.V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M3:.V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S3:.V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Y3:.W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E3:.W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K3:.W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Q3:.W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W3:.W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C3:.W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I3:.W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O3:.W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U3:.W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A3:.W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G3:.W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M3:.W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S3:.W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Y3:.W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E3:.W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K3:.W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Q3:.W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W3:.W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C3:.W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I3:.W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O3:.W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U3:.W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A3:.W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G3:.W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M3:.W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S3:.W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Y3:.W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E3:.W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K3:.W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Q3:.W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W3:.W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C3:.W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I3:.W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O3:.W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U3:.W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A3:.W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G3:.W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M3:.W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S3:.W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Y3:.W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E3:.W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K3:.W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Q3:.W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W3:.W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C3:.W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I3:.W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O3:.W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U3:.W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A3:.W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G3:.W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M3:.W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S3:.W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Y3:.W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E3:.W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K3:.W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Q3:.W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W3:.W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C3:.W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I3:.W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O3:.W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U3:.W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A3:.W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G3:.W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M3:.W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S3:.W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Y3:.W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E3:.W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K3:.W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Q3:.W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W3:.W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C3:.W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I3:.W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O3:.W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U3:.W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A3:.W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G3:.W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M3:.W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S3:.W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Y3:.W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E3:.W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K3:.W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Q3:.W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W3:.W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C3:.W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I3:.W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O3:.W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U3:.W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A3:.W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G3:.W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M3:.W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S3:.W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Y3:.W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E3:.W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K3:.W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Q3:.W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W3:.W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C3:.W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I3:.W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O3:.W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U3:.W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A3:.W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G3:.W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M3:.W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S3:.W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Y3:.W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E3:.W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K3:.W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Q3:.W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W3:.W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C3:.W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I3:.W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O3:.W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U3:.W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A3:.X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G3:.X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M3:.X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S3:.X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Y3:.X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E3:.X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K3:.X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Q3:.X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W3:.X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C3:.X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I3:.X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O3:.X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U3:.X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A3:.X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G3:.X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M3:.X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S3:.X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Y3:.X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E3:.X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K3:.X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Q3:.X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W3:.X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 que te pasa es que nadie te quiere.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4:.E4])" office:value-type="float" office:value="1" calcext:value-type="float">
            <text:p>1</text:p>
          </table:table-cell>
          <table:table-cell table:formula="of:=[.F4]-[.B4]" office:value-type="float" office:value="-1" calcext:value-type="float">
            <text:p>-1</text:p>
          </table:table-cell>
          <table:table-cell table:number-columns-repeated="4"/>
          <table:table-cell table:formula="of:=SUM([.I4:.K4]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4:.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4:.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4:.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4:.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4:.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4:.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4:.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4:.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4:.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4:.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4:.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4:.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4:.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4:.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4:.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4:.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4:.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4:.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4:.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4:.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4:.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4:.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4:.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4:.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4:.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4:.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4:.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4:.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4:.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4:.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4:.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4:.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4:.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4:.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4:.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4:.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4:.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4:.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4:.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4:.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4:.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4:.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4:.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4:.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4:.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4:.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4:.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4:.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4:.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4:.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4:.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4:.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4:.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4:.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4:.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4:.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4:.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4:.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4:.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4:.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4:.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4:.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4:.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4:.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4:.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4:.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4:.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4:.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4:.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4:.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4:.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4:.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4:.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4:.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4:.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4:.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4:.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4:.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4:.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4:.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4:.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4:.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4:.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4:.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4:.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4:.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4:.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4:.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4:.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4:.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4:.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4:.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4:.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4:.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4:.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4:.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4:.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4:.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4:.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4:.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4:.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4:.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4:.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I4:.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O4:.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U4:.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A4:.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G4:.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M4:.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S4:.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Y4:.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E4:.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K4:.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Q4:.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W4:.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C4:.A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I4:.A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O4:.A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U4:.A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A4:.A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G4:.A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M4:.A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S4:.A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Y4:.A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E4:.A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K4:.A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Q4:.A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W4:.A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C4:.A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I4:.A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O4:.A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U4:.A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A4:.A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G4:.A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M4:.A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S4:.A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Y4:.A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E4:.A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K4:.A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Q4:.A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W4:.A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C4:.A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I4:.A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O4:.A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U4:.A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A4:.A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G4:.A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M4:.A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S4:.A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Y4:.A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E4:.A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K4:.A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Q4:.A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W4:.A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C4:.A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I4:.A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O4:.A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U4:.A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A4:.A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G4:.A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M4:.A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S4:.A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Y4:.A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E4:.A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K4:.A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Q4:.A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W4:.A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C4:.A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I4:.A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O4:.A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U4:.A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A4:.A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G4:.A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M4:.A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S4:.A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Y4:.A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E4:.A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K4:.A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Q4:.A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W4:.A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C4:.A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I4:.A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O4:.A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U4:.A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A4:.A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G4:.A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M4:.A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S4:.A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Y4:.A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E4:.A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K4:.A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Q4:.A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W4:.A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C4:.A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I4:.A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O4:.A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U4:.A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A4:.A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G4:.A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M4:.A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S4:.A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Y4:.A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E4:.A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K4:.A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Q4:.A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W4:.A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C4:.A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I4:.A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O4:.A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U4:.A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A4:.A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G4:.A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M4:.A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S4:.A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Y4:.A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E4:.A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K4:.A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Q4:.A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W4:.A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C4:.A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I4:.A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O4:.A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U4:.A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A4:.A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G4:.A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M4:.A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S4:.A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Y4:.B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E4:.B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K4:.B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Q4:.B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W4:.B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C4:.B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I4:.B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O4:.B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U4:.B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A4:.B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G4:.B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M4:.B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S4:.B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Y4:.B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E4:.B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K4:.B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Q4:.B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W4:.B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C4:.B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I4:.B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O4:.B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U4:.B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A4:.B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G4:.B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M4:.B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S4:.B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Y4:.B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E4:.B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K4:.B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Q4:.B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W4:.B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C4:.B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I4:.B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O4:.B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U4:.B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A4:.B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G4:.B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M4:.B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S4:.B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Y4:.B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E4:.B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K4:.B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Q4:.B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W4:.B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C4:.B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I4:.B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O4:.B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U4:.B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A4:.B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G4:.B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M4:.B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S4:.B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Y4:.B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E4:.B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K4:.B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Q4:.B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W4:.B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C4:.B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I4:.B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O4:.B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U4:.B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A4:.B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G4:.B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M4:.B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S4:.B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Y4:.B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E4:.B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K4:.B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Q4:.B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W4:.B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C4:.B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I4:.B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O4:.B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U4:.B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A4:.B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G4:.B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M4:.B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S4:.B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Y4:.B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E4:.B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K4:.B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Q4:.B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W4:.B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C4:.B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I4:.B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O4:.B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U4:.B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A4:.B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G4:.B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M4:.B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S4:.B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Y4:.B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E4:.B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K4:.B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Q4:.B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W4:.B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C4:.B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I4:.B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O4:.B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U4:.B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A4:.B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G4:.B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M4:.B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S4:.B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Y4:.B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E4:.B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K4:.B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Q4:.B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W4:.B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C4:.B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I4:.B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O4:.B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U4:.B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A4:.C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G4:.C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M4:.C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S4:.C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Y4:.C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E4:.C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K4:.C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Q4:.C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W4:.C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C4:.C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I4:.C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O4:.C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U4:.C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A4:.C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G4:.C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M4:.C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S4:.C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Y4:.C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E4:.C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K4:.C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Q4:.C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W4:.C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C4:.C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I4:.C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O4:.C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U4:.C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A4:.C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G4:.C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M4:.C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S4:.C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Y4:.C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E4:.C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K4:.C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Q4:.C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W4:.C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C4:.C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I4:.C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O4:.C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U4:.C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A4:.C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G4:.C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M4:.C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S4:.C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Y4:.C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E4:.C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K4:.C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Q4:.C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W4:.C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C4:.C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I4:.C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O4:.C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U4:.C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A4:.C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G4:.C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M4:.C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S4:.C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Y4:.C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E4:.C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K4:.C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Q4:.C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W4:.C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C4:.C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I4:.C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O4:.C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U4:.C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A4:.C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G4:.C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M4:.C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S4:.C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Y4:.C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E4:.C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K4:.C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Q4:.C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W4:.C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C4:.C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I4:.C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O4:.C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U4:.C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A4:.C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G4:.C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M4:.C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S4:.C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Y4:.C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E4:.C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K4:.C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Q4:.C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W4:.C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C4:.C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I4:.C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O4:.C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U4:.C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A4:.C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G4:.C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M4:.C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S4:.C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Y4:.C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E4:.C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K4:.C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Q4:.C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W4:.C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C4:.C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I4:.C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O4:.C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U4:.C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A4:.C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G4:.C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M4:.C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S4:.C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Y4:.C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E4:.C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K4:.C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Q4:.C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W4:.C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C4:.D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I4:.D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O4:.D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U4:.D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A4:.D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G4:.D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M4:.D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S4:.D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Y4:.D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E4:.D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K4:.D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Q4:.D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W4:.D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C4:.D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I4:.D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O4:.D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U4:.D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A4:.D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G4:.D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M4:.D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S4:.D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Y4:.D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E4:.D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K4:.D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Q4:.D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W4:.D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C4:.D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I4:.D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O4:.D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U4:.D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A4:.D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G4:.D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M4:.D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S4:.D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Y4:.D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E4:.D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K4:.D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Q4:.D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W4:.D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C4:.D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I4:.D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O4:.D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U4:.D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A4:.D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G4:.D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M4:.D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S4:.D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Y4:.D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E4:.D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K4:.D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Q4:.D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W4:.D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C4:.D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I4:.D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O4:.D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U4:.D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A4:.D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G4:.D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M4:.D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S4:.D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Y4:.D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E4:.D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K4:.D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Q4:.D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W4:.D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C4:.D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I4:.D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O4:.D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U4:.D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A4:.D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G4:.D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M4:.D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S4:.D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Y4:.D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E4:.D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K4:.D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Q4:.D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W4:.D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C4:.D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I4:.D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O4:.D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U4:.D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A4:.D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G4:.D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M4:.D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S4:.D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Y4:.D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E4:.D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K4:.D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Q4:.D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W4:.D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C4:.D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I4:.D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O4:.D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U4:.D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A4:.D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G4:.D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M4:.D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S4:.D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Y4:.D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E4:.D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K4:.D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Q4:.D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W4:.D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C4:.D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I4:.D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O4:.D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U4:.D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A4:.D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G4:.D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M4:.D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S4:.D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Y4:.E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E4:.E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K4:.E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Q4:.E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W4:.E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C4:.E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I4:.E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O4:.E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U4:.E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A4:.E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G4:.E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M4:.E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S4:.E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Y4:.E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E4:.E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K4:.E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Q4:.E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W4:.E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C4:.E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I4:.E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O4:.E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U4:.E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A4:.E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G4:.E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M4:.E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S4:.E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Y4:.E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E4:.E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K4:.E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Q4:.E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W4:.E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C4:.E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I4:.E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O4:.E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U4:.E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A4:.E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G4:.E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M4:.E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S4:.E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Y4:.E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E4:.E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K4:.E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Q4:.E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W4:.E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C4:.E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I4:.E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O4:.E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U4:.E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A4:.E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G4:.E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M4:.E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S4:.E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Y4:.E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E4:.E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K4:.E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Q4:.E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W4:.E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C4:.E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I4:.E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O4:.E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U4:.E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A4:.E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G4:.E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M4:.E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S4:.E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Y4:.E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E4:.E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K4:.E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Q4:.E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W4:.E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C4:.E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I4:.E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O4:.E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U4:.E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A4:.E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G4:.E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M4:.E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S4:.E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Y4:.E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E4:.E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K4:.E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Q4:.E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W4:.E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C4:.E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I4:.E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O4:.E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U4:.E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A4:.E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G4:.E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M4:.E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S4:.E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Y4:.E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E4:.E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K4:.E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Q4:.E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W4:.E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C4:.E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I4:.E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O4:.E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U4:.E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A4:.E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G4:.E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M4:.E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S4:.E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Y4:.E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E4:.E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K4:.E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Q4:.E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W4:.E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C4:.E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I4:.E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O4:.E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U4:.E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A4:.F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G4:.F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M4:.F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S4:.F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Y4:.F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E4:.F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K4:.F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Q4:.F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W4:.F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C4:.F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I4:.F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O4:.F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U4:.F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A4:.F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G4:.F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M4:.F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S4:.F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Y4:.F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E4:.F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K4:.F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Q4:.F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W4:.F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C4:.F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I4:.F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O4:.F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U4:.F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A4:.F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G4:.F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M4:.F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S4:.F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Y4:.F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E4:.F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K4:.F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Q4:.F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W4:.F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C4:.F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I4:.F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O4:.F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U4:.F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A4:.F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G4:.F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M4:.F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S4:.F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Y4:.F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E4:.F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K4:.F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Q4:.F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W4:.F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C4:.F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I4:.F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O4:.F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U4:.F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A4:.F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G4:.F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M4:.F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S4:.F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Y4:.F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E4:.F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K4:.F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Q4:.F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W4:.F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C4:.F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I4:.F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O4:.F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U4:.F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A4:.F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G4:.F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M4:.F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S4:.F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Y4:.F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E4:.F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K4:.F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Q4:.F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W4:.F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C4:.F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I4:.F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O4:.F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U4:.F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A4:.F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G4:.F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M4:.F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S4:.F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Y4:.F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E4:.F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K4:.F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Q4:.F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W4:.F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C4:.F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I4:.F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O4:.F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U4:.F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A4:.F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G4:.F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M4:.F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S4:.F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Y4:.F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E4:.F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K4:.F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Q4:.F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W4:.F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C4:.F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I4:.F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O4:.F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U4:.F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A4:.F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G4:.F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M4:.F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S4:.F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Y4:.F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E4:.F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K4:.F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Q4:.F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W4:.F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C4:.G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I4:.G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O4:.G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U4:.G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A4:.G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G4:.G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M4:.G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S4:.G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Y4:.G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E4:.G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K4:.G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Q4:.G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W4:.G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C4:.G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I4:.G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O4:.G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U4:.G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A4:.G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G4:.G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M4:.G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S4:.G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Y4:.G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E4:.G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K4:.G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Q4:.G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W4:.G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C4:.G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I4:.G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O4:.G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U4:.G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A4:.G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G4:.G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M4:.G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S4:.G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Y4:.G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E4:.G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K4:.G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Q4:.G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W4:.G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C4:.G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I4:.G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O4:.G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U4:.G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A4:.G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G4:.G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M4:.G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S4:.G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Y4:.G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E4:.G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K4:.G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Q4:.G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W4:.G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C4:.G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I4:.G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O4:.G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U4:.G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A4:.G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G4:.G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M4:.G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S4:.G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Y4:.G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E4:.G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K4:.G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Q4:.G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W4:.G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C4:.G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I4:.G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O4:.G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U4:.G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A4:.G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G4:.G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M4:.G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S4:.G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Y4:.G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E4:.G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K4:.G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Q4:.G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W4:.G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C4:.G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I4:.G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O4:.G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U4:.G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A4:.G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G4:.G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M4:.G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S4:.G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Y4:.G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E4:.G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K4:.G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Q4:.G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W4:.G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C4:.G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I4:.G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O4:.G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U4:.G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A4:.G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G4:.G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M4:.G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S4:.G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Y4:.G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E4:.G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K4:.G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Q4:.G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W4:.G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C4:.G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I4:.G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O4:.G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U4:.G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A4:.G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G4:.G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M4:.G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S4:.G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Y4:.H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E4:.H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K4:.H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Q4:.H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W4:.H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C4:.H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I4:.H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O4:.H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U4:.H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A4:.H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G4:.H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M4:.H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S4:.H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Y4:.H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E4:.H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K4:.H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Q4:.H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W4:.H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C4:.H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I4:.H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O4:.H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U4:.H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A4:.H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G4:.H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M4:.H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S4:.H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Y4:.H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E4:.H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K4:.H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Q4:.H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W4:.H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C4:.H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I4:.H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O4:.H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U4:.H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A4:.H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G4:.H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M4:.H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S4:.H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Y4:.H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E4:.H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K4:.H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Q4:.H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W4:.H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C4:.H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I4:.H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O4:.H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U4:.H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A4:.H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G4:.H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M4:.H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S4:.H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Y4:.H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E4:.H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K4:.H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Q4:.H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W4:.H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C4:.H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I4:.H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O4:.H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U4:.H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A4:.H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G4:.H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M4:.H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S4:.H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Y4:.H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E4:.H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K4:.H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Q4:.H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W4:.H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C4:.H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I4:.H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O4:.H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U4:.H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A4:.H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G4:.H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M4:.H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S4:.H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Y4:.H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E4:.H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K4:.H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Q4:.H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W4:.H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C4:.H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I4:.H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O4:.H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U4:.H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A4:.H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G4:.H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M4:.H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S4:.H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Y4:.H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E4:.H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K4:.H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Q4:.H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W4:.H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C4:.H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I4:.H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O4:.H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U4:.H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A4:.H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G4:.H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M4:.H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S4:.H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Y4:.H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E4:.H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K4:.H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Q4:.H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W4:.H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C4:.H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I4:.H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O4:.H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U4:.H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A4:.I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G4:.I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M4:.I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S4:.I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Y4:.I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E4:.I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K4:.I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Q4:.I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W4:.I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C4:.I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I4:.I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O4:.I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U4:.I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A4:.I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G4:.I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M4:.I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S4:.I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Y4:.I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E4:.I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K4:.I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Q4:.I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W4:.I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C4:.I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I4:.I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O4:.I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U4:.I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A4:.I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G4:.I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M4:.I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S4:.I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Y4:.I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E4:.I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K4:.I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Q4:.I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W4:.I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C4:.I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I4:.I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O4:.I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U4:.I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A4:.I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G4:.I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M4:.I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S4:.I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Y4:.I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E4:.I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K4:.I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Q4:.I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W4:.I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C4:.I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I4:.I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O4:.I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U4:.I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A4:.I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G4:.I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M4:.I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S4:.I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Y4:.I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E4:.I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K4:.I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Q4:.I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W4:.I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C4:.I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I4:.I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O4:.I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U4:.I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A4:.I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G4:.I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M4:.I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S4:.I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Y4:.I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E4:.I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K4:.I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Q4:.I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W4:.I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C4:.I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I4:.I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O4:.I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U4:.I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A4:.I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G4:.I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M4:.I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S4:.I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Y4:.I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E4:.I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K4:.I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Q4:.I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W4:.I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C4:.I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I4:.I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O4:.I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U4:.I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A4:.I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G4:.I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M4:.I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S4:.I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Y4:.I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E4:.I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K4:.I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Q4:.I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W4:.I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C4:.I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I4:.I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O4:.I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U4:.I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A4:.I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G4:.I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M4:.I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S4:.I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Y4:.I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E4:.I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K4:.I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Q4:.I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W4:.I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C4:.J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I4:.J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O4:.J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U4:.J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A4:.J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G4:.J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M4:.J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S4:.J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Y4:.J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E4:.J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K4:.J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Q4:.J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W4:.J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C4:.J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I4:.J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O4:.J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U4:.J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A4:.J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G4:.J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M4:.J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S4:.J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Y4:.J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E4:.J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K4:.J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Q4:.J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W4:.J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C4:.J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I4:.J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O4:.J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U4:.J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A4:.J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G4:.J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M4:.J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S4:.J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Y4:.J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E4:.J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K4:.J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Q4:.J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W4:.J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C4:.J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I4:.J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O4:.J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U4:.J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A4:.J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G4:.J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M4:.J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S4:.J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Y4:.J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E4:.J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K4:.J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Q4:.J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W4:.J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C4:.J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I4:.J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O4:.J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U4:.J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A4:.J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G4:.J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M4:.J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S4:.J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Y4:.J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E4:.J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K4:.J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Q4:.J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W4:.J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C4:.J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I4:.J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O4:.J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U4:.J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A4:.J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G4:.J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M4:.J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S4:.J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Y4:.J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E4:.J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K4:.J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Q4:.J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W4:.J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C4:.J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I4:.J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O4:.J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U4:.J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A4:.J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G4:.J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M4:.J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S4:.J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Y4:.J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E4:.J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K4:.J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Q4:.J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W4:.J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C4:.J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I4:.J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O4:.J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U4:.J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A4:.J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G4:.J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M4:.J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S4:.J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Y4:.J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E4:.J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K4:.J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Q4:.J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W4:.J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C4:.J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I4:.J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O4:.J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U4:.J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A4:.J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G4:.J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M4:.J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S4:.J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Y4:.K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E4:.K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K4:.K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Q4:.K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W4:.K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C4:.K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I4:.K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O4:.K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U4:.K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A4:.K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G4:.K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M4:.K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S4:.K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Y4:.K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E4:.K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K4:.K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Q4:.K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W4:.K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C4:.K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I4:.K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O4:.K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U4:.K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A4:.K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G4:.K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M4:.K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S4:.K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Y4:.K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E4:.K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K4:.K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Q4:.K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W4:.K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C4:.K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I4:.K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O4:.K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U4:.K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A4:.K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G4:.K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M4:.K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S4:.K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Y4:.K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E4:.K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K4:.K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Q4:.K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W4:.K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C4:.K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I4:.K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O4:.K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U4:.K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A4:.K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G4:.K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M4:.K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S4:.K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Y4:.K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E4:.K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K4:.K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Q4:.K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W4:.K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C4:.K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I4:.K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O4:.K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U4:.K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A4:.K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G4:.K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M4:.K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S4:.K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Y4:.K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E4:.K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K4:.K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Q4:.K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W4:.K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C4:.K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I4:.K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O4:.K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U4:.K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A4:.K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G4:.K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M4:.K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S4:.K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Y4:.K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E4:.K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K4:.K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Q4:.K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W4:.K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C4:.K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I4:.K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O4:.K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U4:.K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A4:.K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G4:.K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M4:.K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S4:.K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Y4:.K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E4:.K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K4:.K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Q4:.K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W4:.K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C4:.K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I4:.K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O4:.K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U4:.K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A4:.K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G4:.K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M4:.K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S4:.K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Y4:.K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E4:.K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K4:.K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Q4:.K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W4:.K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C4:.K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I4:.K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O4:.K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U4:.K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A4:.L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G4:.L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M4:.L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S4:.L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Y4:.L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E4:.L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K4:.L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Q4:.L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W4:.L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C4:.L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I4:.L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O4:.L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U4:.L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A4:.L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G4:.L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M4:.L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S4:.L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Y4:.L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E4:.L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K4:.L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Q4:.L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W4:.L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C4:.L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I4:.L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O4:.L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U4:.L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A4:.L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G4:.L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M4:.L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S4:.L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Y4:.L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E4:.L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K4:.L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Q4:.L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W4:.L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C4:.L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I4:.L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O4:.L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U4:.L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A4:.L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G4:.L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M4:.L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S4:.L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Y4:.L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E4:.L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K4:.L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Q4:.L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W4:.L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C4:.L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I4:.L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O4:.L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U4:.L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A4:.L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G4:.L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M4:.L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S4:.L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Y4:.L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E4:.L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K4:.L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Q4:.L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W4:.L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C4:.L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I4:.L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O4:.L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U4:.L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A4:.L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G4:.L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M4:.L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S4:.L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Y4:.L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E4:.L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K4:.L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Q4:.L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W4:.L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C4:.L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I4:.L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O4:.L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U4:.L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A4:.L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G4:.L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M4:.L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S4:.L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Y4:.L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E4:.L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K4:.L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Q4:.L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W4:.L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C4:.L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I4:.L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O4:.L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U4:.L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A4:.L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G4:.L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M4:.L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S4:.L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Y4:.L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E4:.L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K4:.L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Q4:.L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W4:.L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C4:.L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I4:.L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O4:.L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U4:.L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A4:.L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G4:.L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M4:.L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S4:.L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Y4:.L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E4:.L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K4:.L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Q4:.L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W4:.L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C4:.M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I4:.M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O4:.M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U4:.M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A4:.M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G4:.M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M4:.M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S4:.M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Y4:.M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E4:.M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K4:.M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Q4:.M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W4:.M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C4:.M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I4:.M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O4:.M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U4:.M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A4:.M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G4:.M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M4:.M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S4:.M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Y4:.M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E4:.M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K4:.M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Q4:.M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W4:.M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C4:.M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I4:.M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O4:.M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U4:.M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A4:.M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G4:.M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M4:.M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S4:.M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Y4:.M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E4:.M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K4:.M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Q4:.M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W4:.M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C4:.M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I4:.M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O4:.M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U4:.M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A4:.M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G4:.M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M4:.M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S4:.M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Y4:.M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E4:.M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K4:.M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Q4:.M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W4:.M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C4:.M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I4:.M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O4:.M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U4:.M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A4:.M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G4:.M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M4:.M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S4:.M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Y4:.M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E4:.M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K4:.M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Q4:.M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W4:.M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C4:.M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I4:.M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O4:.M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U4:.M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A4:.M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G4:.M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M4:.M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S4:.M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Y4:.M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E4:.M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K4:.M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Q4:.M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W4:.M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C4:.M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I4:.M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O4:.M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U4:.M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A4:.M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G4:.M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M4:.M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S4:.M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Y4:.M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E4:.M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K4:.M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Q4:.M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W4:.M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C4:.M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I4:.M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O4:.M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U4:.M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A4:.M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G4:.M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M4:.M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S4:.M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Y4:.M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E4:.M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K4:.M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Q4:.M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W4:.M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C4:.M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I4:.M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O4:.M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U4:.M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A4:.M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G4:.M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M4:.M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S4:.M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Y4:.N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E4:.N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K4:.N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Q4:.N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W4:.N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C4:.N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I4:.N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O4:.N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U4:.N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A4:.N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G4:.N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M4:.N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S4:.N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Y4:.N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E4:.N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K4:.N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Q4:.N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W4:.N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C4:.N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I4:.N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O4:.N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U4:.N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A4:.N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G4:.N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M4:.N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S4:.N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Y4:.N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E4:.N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K4:.N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Q4:.N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W4:.N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C4:.N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I4:.N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O4:.N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U4:.N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A4:.N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G4:.N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M4:.N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S4:.N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Y4:.N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E4:.N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K4:.N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Q4:.N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W4:.N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C4:.N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I4:.N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O4:.N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U4:.N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A4:.N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G4:.N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M4:.N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S4:.N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Y4:.N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E4:.N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K4:.N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Q4:.N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W4:.N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C4:.N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I4:.N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O4:.N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U4:.N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A4:.N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G4:.N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M4:.N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S4:.N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Y4:.N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E4:.N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K4:.N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Q4:.N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W4:.N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C4:.N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I4:.N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O4:.N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U4:.N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A4:.N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G4:.N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M4:.N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S4:.N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Y4:.N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E4:.N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K4:.N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Q4:.N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W4:.N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C4:.N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I4:.N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O4:.N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U4:.N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A4:.N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G4:.N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M4:.N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S4:.N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Y4:.N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E4:.N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K4:.N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Q4:.N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W4:.N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C4:.N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I4:.N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O4:.N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U4:.N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A4:.N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G4:.N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M4:.N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S4:.N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Y4:.N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E4:.N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K4:.N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Q4:.N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W4:.N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C4:.N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I4:.N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O4:.N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U4:.N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A4:.O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G4:.O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M4:.O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S4:.O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Y4:.O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E4:.O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K4:.O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Q4:.O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W4:.O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C4:.O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I4:.O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O4:.O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U4:.O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A4:.O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G4:.O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M4:.O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S4:.O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Y4:.O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E4:.O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K4:.O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Q4:.O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W4:.O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C4:.O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I4:.O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O4:.O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U4:.O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A4:.O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G4:.O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M4:.O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S4:.O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Y4:.O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E4:.O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K4:.O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Q4:.O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W4:.O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C4:.O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I4:.O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O4:.O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U4:.O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A4:.O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G4:.O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M4:.O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S4:.O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Y4:.O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E4:.O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K4:.O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Q4:.O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W4:.O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C4:.O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I4:.O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O4:.O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U4:.O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A4:.O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G4:.O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M4:.O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S4:.O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Y4:.O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E4:.O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K4:.O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Q4:.O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W4:.O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C4:.O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I4:.O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O4:.O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U4:.O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A4:.O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G4:.O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M4:.O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S4:.O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Y4:.O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E4:.O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K4:.O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Q4:.O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W4:.O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C4:.O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I4:.O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O4:.O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U4:.O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A4:.O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G4:.O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M4:.O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S4:.O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Y4:.O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E4:.O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K4:.O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Q4:.O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W4:.O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C4:.O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I4:.O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O4:.O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U4:.O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A4:.O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G4:.O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M4:.O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S4:.O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Y4:.O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E4:.O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K4:.O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Q4:.O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W4:.O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C4:.O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I4:.O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O4:.O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U4:.O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A4:.O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G4:.O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M4:.O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S4:.O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Y4:.O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E4:.O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K4:.O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Q4:.O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W4:.O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C4:.P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I4:.P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O4:.P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U4:.P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A4:.P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G4:.P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M4:.P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S4:.P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Y4:.P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E4:.P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K4:.P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Q4:.P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W4:.P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C4:.P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I4:.P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O4:.P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U4:.P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A4:.P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G4:.P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M4:.P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S4:.P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Y4:.P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E4:.P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K4:.P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Q4:.P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W4:.P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C4:.P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I4:.P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O4:.P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U4:.P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A4:.P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G4:.P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M4:.P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S4:.P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Y4:.P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E4:.P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K4:.P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Q4:.P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W4:.P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C4:.P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I4:.P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O4:.P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U4:.P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A4:.P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G4:.P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M4:.P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S4:.P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Y4:.P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E4:.P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K4:.P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Q4:.P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W4:.P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C4:.P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I4:.P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O4:.P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U4:.P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A4:.P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G4:.P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M4:.P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S4:.P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Y4:.P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E4:.P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K4:.P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Q4:.P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W4:.P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C4:.P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I4:.P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O4:.P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U4:.P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A4:.P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G4:.P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M4:.P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S4:.P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Y4:.P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E4:.P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K4:.P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Q4:.P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W4:.P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C4:.P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I4:.P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O4:.P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U4:.P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A4:.P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G4:.P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M4:.P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S4:.P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Y4:.P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E4:.P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K4:.P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Q4:.P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W4:.P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C4:.P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I4:.P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O4:.P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U4:.P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A4:.P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G4:.P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M4:.P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S4:.P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Y4:.P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E4:.P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K4:.P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Q4:.P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W4:.P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C4:.P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I4:.P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O4:.P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U4:.P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A4:.P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G4:.P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M4:.P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S4:.P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Y4:.Q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E4:.Q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K4:.Q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Q4:.Q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W4:.Q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C4:.Q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I4:.Q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O4:.Q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U4:.Q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A4:.Q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G4:.Q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M4:.Q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S4:.Q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Y4:.Q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E4:.Q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K4:.Q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Q4:.Q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W4:.Q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C4:.Q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I4:.Q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O4:.Q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U4:.Q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A4:.Q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G4:.Q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M4:.Q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S4:.Q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Y4:.Q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E4:.Q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K4:.Q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Q4:.Q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W4:.Q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C4:.Q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I4:.Q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O4:.Q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U4:.Q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A4:.Q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G4:.Q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M4:.Q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S4:.Q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Y4:.Q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E4:.Q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K4:.Q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Q4:.Q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W4:.Q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C4:.Q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I4:.Q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O4:.Q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U4:.Q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A4:.Q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G4:.Q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M4:.Q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S4:.Q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Y4:.Q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E4:.Q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K4:.Q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Q4:.Q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W4:.Q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C4:.Q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I4:.Q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O4:.Q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U4:.Q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A4:.Q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G4:.Q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M4:.Q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S4:.Q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Y4:.Q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E4:.Q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K4:.Q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Q4:.Q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W4:.Q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C4:.Q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I4:.Q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O4:.Q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U4:.Q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A4:.Q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G4:.Q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M4:.Q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S4:.Q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Y4:.Q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E4:.Q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K4:.Q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Q4:.Q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W4:.Q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C4:.Q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I4:.Q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O4:.Q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U4:.Q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A4:.Q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G4:.Q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M4:.Q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S4:.Q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Y4:.Q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E4:.Q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K4:.Q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Q4:.Q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W4:.Q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C4:.Q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I4:.Q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O4:.Q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U4:.Q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A4:.Q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G4:.Q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M4:.Q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S4:.Q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Y4:.Q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E4:.Q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K4:.Q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Q4:.Q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W4:.Q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C4:.Q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I4:.Q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O4:.Q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U4:.Q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A4:.R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G4:.R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M4:.R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S4:.R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Y4:.R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E4:.R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K4:.R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Q4:.R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W4:.R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C4:.R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I4:.R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O4:.R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U4:.R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A4:.R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G4:.R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M4:.R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S4:.R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Y4:.R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E4:.R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K4:.R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Q4:.R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W4:.R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C4:.R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I4:.R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O4:.R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U4:.R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A4:.R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G4:.R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M4:.R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S4:.R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Y4:.R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E4:.R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K4:.R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Q4:.R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W4:.R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C4:.R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I4:.R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O4:.R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U4:.R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A4:.R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G4:.R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M4:.R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S4:.R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Y4:.R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E4:.R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K4:.R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Q4:.R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W4:.R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C4:.R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I4:.R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O4:.R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U4:.R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A4:.R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G4:.R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M4:.R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S4:.R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Y4:.R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E4:.R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K4:.R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Q4:.R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W4:.R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C4:.R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I4:.R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O4:.R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U4:.R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A4:.R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G4:.R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M4:.R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S4:.R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Y4:.R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E4:.R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K4:.R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Q4:.R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W4:.R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C4:.R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I4:.R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O4:.R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U4:.R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A4:.R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G4:.R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M4:.R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S4:.R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Y4:.R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E4:.R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K4:.R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Q4:.R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W4:.R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C4:.R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I4:.R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O4:.R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U4:.R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A4:.R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G4:.R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M4:.R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S4:.R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Y4:.R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E4:.R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K4:.R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Q4:.R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W4:.R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C4:.R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I4:.R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O4:.R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U4:.R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A4:.R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G4:.R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M4:.R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S4:.R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Y4:.R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E4:.R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K4:.R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Q4:.R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W4:.R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C4:.S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I4:.S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O4:.S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U4:.S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A4:.S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G4:.S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M4:.S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S4:.S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Y4:.S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E4:.S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K4:.S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Q4:.S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W4:.S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C4:.S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I4:.S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O4:.S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U4:.S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A4:.S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G4:.S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M4:.S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S4:.S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Y4:.S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E4:.S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K4:.S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Q4:.S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W4:.S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C4:.S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I4:.S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O4:.S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U4:.S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A4:.S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G4:.S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M4:.S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S4:.S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Y4:.S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E4:.S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K4:.S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Q4:.S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W4:.S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C4:.S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I4:.S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O4:.S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U4:.S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A4:.S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G4:.S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M4:.S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S4:.S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Y4:.S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E4:.S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K4:.S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Q4:.S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W4:.S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C4:.S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I4:.S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O4:.S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U4:.S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A4:.S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G4:.S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M4:.S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S4:.S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Y4:.S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E4:.S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K4:.S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Q4:.S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W4:.S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C4:.S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I4:.S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O4:.S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U4:.S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A4:.S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G4:.S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M4:.S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S4:.S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Y4:.S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E4:.S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K4:.S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Q4:.S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W4:.S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C4:.S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I4:.S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O4:.S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U4:.S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A4:.S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G4:.S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M4:.S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S4:.S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Y4:.S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E4:.S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K4:.S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Q4:.S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W4:.S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C4:.S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I4:.S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O4:.S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U4:.S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A4:.S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G4:.S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M4:.S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S4:.S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Y4:.S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E4:.S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K4:.S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Q4:.S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W4:.S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C4:.S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I4:.S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O4:.S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U4:.S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A4:.S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G4:.S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M4:.S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S4:.S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Y4:.T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E4:.T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K4:.T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Q4:.T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W4:.T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C4:.T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I4:.T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O4:.T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U4:.T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A4:.T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G4:.T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M4:.T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S4:.T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Y4:.T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E4:.T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K4:.T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Q4:.T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W4:.T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C4:.T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I4:.T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O4:.T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U4:.T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A4:.T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G4:.T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M4:.T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S4:.T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Y4:.T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E4:.T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K4:.T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Q4:.T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W4:.T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C4:.T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I4:.T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O4:.T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U4:.T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A4:.T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G4:.T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M4:.T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S4:.T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Y4:.T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E4:.T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K4:.T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Q4:.T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W4:.T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C4:.T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I4:.T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O4:.T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U4:.T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A4:.T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G4:.T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M4:.T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S4:.T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Y4:.T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E4:.T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K4:.T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Q4:.T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W4:.T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C4:.T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I4:.T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O4:.T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U4:.T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A4:.T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G4:.T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M4:.T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S4:.T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Y4:.T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E4:.T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K4:.T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Q4:.T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W4:.T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C4:.T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I4:.T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O4:.T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U4:.T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A4:.T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G4:.T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M4:.T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S4:.T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Y4:.T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E4:.T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K4:.T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Q4:.T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W4:.T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C4:.T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I4:.T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O4:.T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U4:.T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A4:.T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G4:.T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M4:.T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S4:.T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Y4:.T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E4:.T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K4:.T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Q4:.T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W4:.T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C4:.T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I4:.T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O4:.T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U4:.T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A4:.T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G4:.T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M4:.T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S4:.T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Y4:.T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E4:.T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K4:.T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Q4:.T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W4:.T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C4:.T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I4:.T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O4:.T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U4:.T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A4:.U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G4:.U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M4:.U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S4:.U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Y4:.U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E4:.U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K4:.U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Q4:.U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W4:.U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C4:.U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I4:.U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O4:.U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U4:.U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A4:.U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G4:.U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M4:.U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S4:.U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Y4:.U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E4:.U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K4:.U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Q4:.U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W4:.U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C4:.U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I4:.U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O4:.U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U4:.U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A4:.U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G4:.U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M4:.U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S4:.U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Y4:.U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E4:.U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K4:.U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Q4:.U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W4:.U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C4:.U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I4:.U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O4:.U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U4:.U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A4:.U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G4:.U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M4:.U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S4:.U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Y4:.U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E4:.U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K4:.U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Q4:.U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W4:.U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C4:.U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I4:.U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O4:.U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U4:.U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A4:.U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G4:.U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M4:.U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S4:.U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Y4:.U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E4:.U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K4:.U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Q4:.U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W4:.U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C4:.U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I4:.U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O4:.U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U4:.U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A4:.U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G4:.U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M4:.U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S4:.U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Y4:.U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E4:.U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K4:.U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Q4:.U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W4:.U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C4:.U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I4:.U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O4:.U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U4:.U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A4:.U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G4:.U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M4:.U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S4:.U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Y4:.U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E4:.U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K4:.U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Q4:.U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W4:.U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C4:.U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I4:.U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O4:.U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U4:.U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A4:.U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G4:.U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M4:.U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S4:.U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Y4:.U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E4:.U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K4:.U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Q4:.U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W4:.U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C4:.U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I4:.U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O4:.U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U4:.U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A4:.U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G4:.U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M4:.U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S4:.U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Y4:.U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E4:.U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K4:.U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Q4:.U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W4:.U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C4:.V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I4:.V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O4:.V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U4:.V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A4:.V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G4:.V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M4:.V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S4:.V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Y4:.V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E4:.V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K4:.V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Q4:.V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W4:.V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C4:.V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I4:.V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O4:.V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U4:.V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A4:.V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G4:.V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M4:.V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S4:.V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Y4:.V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E4:.V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K4:.V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Q4:.V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W4:.V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C4:.V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I4:.V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O4:.V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U4:.V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A4:.V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G4:.V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M4:.V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S4:.V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Y4:.V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E4:.V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K4:.V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Q4:.V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W4:.V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C4:.V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I4:.V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O4:.V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U4:.V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A4:.V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G4:.V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M4:.V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S4:.V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Y4:.V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E4:.V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K4:.V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Q4:.V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W4:.V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C4:.V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I4:.V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O4:.V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U4:.V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A4:.V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G4:.V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M4:.V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S4:.V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Y4:.V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E4:.V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K4:.V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Q4:.V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W4:.V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C4:.V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I4:.V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O4:.V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U4:.V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A4:.V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G4:.V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M4:.V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S4:.V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Y4:.V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E4:.V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K4:.V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Q4:.V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W4:.V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C4:.V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I4:.V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O4:.V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U4:.V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A4:.V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G4:.V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M4:.V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S4:.V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Y4:.V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E4:.V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K4:.V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Q4:.V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W4:.V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C4:.V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I4:.V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O4:.V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U4:.V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A4:.V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G4:.V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M4:.V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S4:.V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Y4:.V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E4:.V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K4:.V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Q4:.V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W4:.V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C4:.V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I4:.V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O4:.V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U4:.V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A4:.V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G4:.V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M4:.V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S4:.V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Y4:.W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E4:.W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K4:.W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Q4:.W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W4:.W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C4:.W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I4:.W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O4:.W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U4:.W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A4:.W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G4:.W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M4:.W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S4:.W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Y4:.W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E4:.W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K4:.W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Q4:.W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W4:.W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C4:.W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I4:.W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O4:.W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U4:.W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A4:.W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G4:.W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M4:.W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S4:.W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Y4:.W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E4:.W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K4:.W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Q4:.W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W4:.W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C4:.W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I4:.W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O4:.W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U4:.W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A4:.W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G4:.W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M4:.W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S4:.W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Y4:.W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E4:.W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K4:.W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Q4:.W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W4:.W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C4:.W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I4:.W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O4:.W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U4:.W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A4:.W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G4:.W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M4:.W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S4:.W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Y4:.W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E4:.W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K4:.W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Q4:.W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W4:.W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C4:.W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I4:.W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O4:.W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U4:.W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A4:.W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G4:.W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M4:.W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S4:.W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Y4:.W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E4:.W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K4:.W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Q4:.W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W4:.W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C4:.W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I4:.W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O4:.W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U4:.W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A4:.W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G4:.W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M4:.W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S4:.W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Y4:.W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E4:.W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K4:.W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Q4:.W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W4:.W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C4:.W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I4:.W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O4:.W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U4:.W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A4:.W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G4:.W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M4:.W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S4:.W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Y4:.W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E4:.W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K4:.W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Q4:.W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W4:.W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C4:.W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I4:.W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O4:.W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U4:.W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A4:.W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G4:.W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M4:.W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S4:.W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Y4:.W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E4:.W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K4:.W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Q4:.W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W4:.W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C4:.W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I4:.W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O4:.W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U4:.W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A4:.X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G4:.X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M4:.X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S4:.X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Y4:.X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E4:.X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K4:.X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Q4:.X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W4:.X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C4:.X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I4:.X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O4:.X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U4:.X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A4:.X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G4:.X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M4:.X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S4:.X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Y4:.X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E4:.X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K4:.X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Q4:.X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W4:.XEY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ocionaría a una bayeta antes que a ti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C5:.E5])" office:value-type="float" office:value="2" calcext:value-type="float">
            <text:p>2</text:p>
          </table:table-cell>
          <table:table-cell table:formula="of:=[.F5]-[.B5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 un concurso de feos te descalificarían por feo.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6:.E6])" office:value-type="float" office:value="2" calcext:value-type="float">
            <text:p>2</text:p>
          </table:table-cell>
          <table:table-cell table:formula="of:=[.F6]-[.B6]" office:value-type="float" office:value="-1" calcext:value-type="float">
            <text:p>-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dos tenemos alguien que nos quiera. Todos menos tú.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7:.E7])" office:value-type="float" office:value="2" calcext:value-type="float">
            <text:p>2</text:p>
          </table:table-cell>
          <table:table-cell table:formula="of:=[.F7]-[.B7]" office:value-type="float" office:value="-1" calcext:value-type="float">
            <text:p>-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 salir del trabajo tus compañeros te dicen que han quedado en un bar que no existe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8:.E8])" office:value-type="float" office:value="2" calcext:value-type="float">
            <text:p>2</text:p>
          </table:table-cell>
          <table:table-cell table:formula="of:=[.F8]-[.B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es como la persona guapa del trabajo. Pero no eres guapo y no tienes trabaj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:.E9])" office:value-type="float" office:value="2" calcext:value-type="float">
            <text:p>2</text:p>
          </table:table-cell>
          <table:table-cell table:formula="of:=[.F9]-[.B9]" office:value-type="float" office:value="-1" calcext:value-type="float">
            <text:p>-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 el físico no importa para el amor igual tienes alguna oportunidad. Bueno, igual no.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0:.E10])" office:value-type="float" office:value="2" calcext:value-type="float">
            <text:p>2</text:p>
          </table:table-cell>
          <table:table-cell table:formula="of:=[.F10]-[.B10]" office:value-type="float" office:value="-1" calcext:value-type="float">
            <text:p>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vales ni para director de marketing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1:.E11])" office:value-type="float" office:value="3" calcext:value-type="float">
            <text:p>3</text:p>
          </table:table-cell>
          <table:table-cell table:formula="of:=[.F11]-[.B11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es tan feo que no se nota lo insoportable que eres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2:.E12])" office:value-type="float" office:value="3" calcext:value-type="float">
            <text:p>3</text:p>
          </table:table-cell>
          <table:table-cell table:formula="of:=[.F12]-[.B12]" office:value-type="float" office:value="-1" calcext:value-type="float">
            <text:p>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at’s what she said.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3:.E13])" office:value-type="float" office:value="3" calcext:value-type="float">
            <text:p>3</text:p>
          </table:table-cell>
          <table:table-cell table:formula="of:=[.F13]-[.B13]" office:value-type="float" office:value="-2" calcext:value-type="float">
            <text:p>-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5:29:01.1967364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0:19:05.719509708</meta:creation-date>
    <dc:date>2025-01-25T16:28:40.804777489</dc:date>
    <meta:editing-duration>PT4H18M19S</meta:editing-duration>
    <meta:editing-cycles>23</meta:editing-cycles>
    <meta:generator>LibreOffice/24.8.4.2$Linux_X86_64 LibreOffice_project/480$Build-2</meta:generator>
    <meta:document-statistic meta:table-count="3" meta:cell-count="16587" meta:object-count="0"/>
  </office:meta>
</office:document-meta>
</file>